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52.37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.61mm"/>
    </style:style>
    <style:style style:name="co9" style:family="table-column">
      <style:table-column-properties fo:break-before="auto" style:column-width="19.14mm"/>
    </style:style>
    <style:style style:name="co10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 style:data-style-name="N108"/>
    <style:style style:name="ce3" style:family="table-cell" style:parent-style-name="Default" style:data-style-name="N109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ad_cv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Tektronix MSO2014, version v1.56, serial number C010045</text:p>
          </table:table-cell>
          <table:covered-table-cell table:number-columns-repeated="11"/>
          <table:table-cell/>
        </table:table-row>
        <table:table-row table:style-name="ro1">
          <table:table-cell office:value-type="string" calcext:value-type="string">
            <text:p>Bus Definition: C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Time</text:p>
          </table:table-cell>
          <table:table-cell office:value-type="string" calcext:value-type="string">
            <text:p><text:s/>Identifier</text:p>
          </table:table-cell>
          <table:table-cell office:value-type="string" calcext:value-type="string">
            <text:p><text:s/>DLC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<text:s/>CRC</text:p>
          </table:table-cell>
          <table:table-cell table:number-columns-repeated="2"/>
          <table:table-cell office:value-type="string" calcext:value-type="string">
            <text:p>Group</text:p>
          </table:table-cell>
          <table:table-cell office:value-type="string" calcext:value-type="string">
            <text:p>Command</text:p>
          </table:table-cell>
          <table:table-cell table:style-name="ce4" office:value-type="string" calcext:value-type="string" table:number-columns-spanned="2" table:number-rows-spanned="1">
            <text:p>Mode</text:p>
          </table:table-cell>
          <table:covered-table-cell/>
          <table:table-cell office:value-type="string" calcext:value-type="string">
            <text:p>NID</text:p>
          </table:table-cell>
          <table:table-cell/>
        </table:table-row>
        <table:table-row table:style-name="ro1">
          <table:table-cell table:style-name="ce3" office:value-type="string" calcext:value-type="string">
            <text:p>-2.608000e-04</text:p>
          </table:table-cell>
          <table:table-cell office:value-type="string" calcext:value-type="string">
            <text:p><text:s/>1241C3E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8 <text:s/>00 <text:s/>01 <text:s/>00 </text:p>
          </table:table-cell>
          <table:table-cell office:value-type="string" calcext:value-type="string">
            <text:p><text:s/>7AF</text:p>
          </table:table-cell>
          <table:table-cell table:formula="of:=HEX2DEC(TRIM([.B4]))" office:value-type="float" office:value="306299880" calcext:value-type="float">
            <text:p>306299880</text:p>
          </table:table-cell>
          <table:table-cell/>
          <table:table-cell table:formula="of:=DEC2HEX(MOD(HEX2DEC(MID(TRIM([.B4]);1;2));16))" office:value-type="string" office:string-value="2" calcext:value-type="string">
            <text:p>2</text:p>
          </table:table-cell>
          <table:table-cell table:formula="of:=DEC2HEX(INT(HEX2DEC(MID(TRIM([.B4]);3;2))/4);2)" office:value-type="string" office:string-value="10" calcext:value-type="string">
            <text:p>10</text:p>
          </table:table-cell>
          <table:table-cell table:formula="of:=DEC2BIN(MOD(HEX2DEC(MID([.B4];5;1));4);2)" office:value-type="string" office:string-value="01" calcext:value-type="string">
            <text:p>01</text:p>
          </table:table-cell>
          <table:table-cell table:formula="of:=COM.MICROSOFT.IFS([.J4]=&quot;01&quot;;&quot;CMD&quot;;[.J4]=&quot;00&quot;;&quot;REQ&quot;;[.J4]=&quot;10&quot;;&quot;EVT&quot;;[.J4]=&quot;11&quot;;&quot;ACK&quot;)" office:value-type="string" office:string-value="CMD" calcext:value-type="string">
            <text:p>CMD</text:p>
          </table:table-cell>
          <table:table-cell table:formula="of:=MID(TRIM([.B4]);5;4)" office:value-type="string" office:string-value="C3E8" calcext:value-type="string">
            <text:p>C3E8</text:p>
          </table:table-cell>
          <table:table-cell office:value-type="string" calcext:value-type="string">
            <text:p>Kontrolle über Adress 8</text:p>
          </table:table-cell>
        </table:table-row>
        <table:table-row table:style-name="ro1">
          <table:table-cell table:style-name="ce3" office:value-type="string" calcext:value-type="string">
            <text:p>5.952000e-04</text:p>
          </table:table-cell>
          <table:table-cell office:value-type="string" calcext:value-type="string">
            <text:p><text:s/>1621C3E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C0 <text:s/>08 <text:s/>00 <text:s/>1D <text:s/>00 <text:s/>00 <text:s/>00 </text:p>
          </table:table-cell>
          <table:table-cell office:value-type="string" calcext:value-type="string">
            <text:p><text:s/>4D9B</text:p>
          </table:table-cell>
          <table:table-cell table:formula="of:=HEX2DEC(TRIM([.B5]))" office:value-type="float" office:value="371311592" calcext:value-type="float">
            <text:p>371311592</text:p>
          </table:table-cell>
          <table:table-cell/>
          <table:table-cell table:formula="of:=DEC2HEX(MOD(HEX2DEC(MID(TRIM([.B5]);1;2));16))" office:value-type="string" office:string-value="6" calcext:value-type="string">
            <text:p>6</text:p>
          </table:table-cell>
          <table:table-cell table:formula="of:=DEC2HEX(INT(HEX2DEC(MID(TRIM([.B5]);3;2))/4);2)" office:value-type="string" office:string-value="08" calcext:value-type="string">
            <text:p>08</text:p>
          </table:table-cell>
          <table:table-cell table:formula="of:=DEC2BIN(MOD(HEX2DEC(MID([.B5];5;1));4);2)" office:value-type="string" office:string-value="01" calcext:value-type="string">
            <text:p>01</text:p>
          </table:table-cell>
          <table:table-cell table:formula="of:=COM.MICROSOFT.IFS([.J5]=&quot;01&quot;;&quot;CMD&quot;;[.J5]=&quot;00&quot;;&quot;REQ&quot;;[.J5]=&quot;10&quot;;&quot;EVT&quot;;[.J5]=&quot;11&quot;;&quot;ACK&quot;)" office:value-type="string" office:string-value="CMD" calcext:value-type="string">
            <text:p>CMD</text:p>
          </table:table-cell>
          <table:table-cell table:formula="of:=MID(TRIM([.B5]);5;4)" office:value-type="string" office:string-value="C3E8" calcext:value-type="string">
            <text:p>C3E8</text:p>
          </table:table-cell>
          <table:table-cell office:value-type="string" calcext:value-type="string">
            <text:p>Config Read CV29</text:p>
          </table:table-cell>
        </table:table-row>
        <table:table-row table:style-name="ro1">
          <table:table-cell table:style-name="ce3" office:value-type="string" calcext:value-type="string">
            <text:p>1.724800e-03</text:p>
          </table:table-cell>
          <table:table-cell office:value-type="string" calcext:value-type="string">
            <text:p><text:s/>181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8 <text:s/>00 <text:s/>00 <text:s/>00 <text:s/>00 <text:s/>00 <text:s/>00 <text:s/>00 </text:p>
          </table:table-cell>
          <table:table-cell office:value-type="string" calcext:value-type="string">
            <text:p><text:s/>7AB</text:p>
          </table:table-cell>
          <table:table-cell table:formula="of:=HEX2DEC(TRIM([.B6]))" office:value-type="float" office:value="403882150" calcext:value-type="float">
            <text:p>403882150</text:p>
          </table:table-cell>
          <table:table-cell/>
          <table:table-cell table:formula="of:=DEC2HEX(MOD(HEX2DEC(MID(TRIM([.B6]);1;2));16))" office:value-type="string" office:string-value="8" calcext:value-type="string">
            <text:p>8</text:p>
          </table:table-cell>
          <table:table-cell table:formula="of:=DEC2HEX(INT(HEX2DEC(MID(TRIM([.B6]);3;2))/4);2)" office:value-type="string" office:string-value="04" calcext:value-type="string">
            <text:p>04</text:p>
          </table:table-cell>
          <table:table-cell table:formula="of:=DEC2BIN(MOD(HEX2DEC(MID([.B6];5;1));4);2)" office:value-type="string" office:string-value="10" calcext:value-type="string">
            <text:p>10</text:p>
          </table:table-cell>
          <table:table-cell table:formula="of:=COM.MICROSOFT.IFS([.J6]=&quot;01&quot;;&quot;CMD&quot;;[.J6]=&quot;00&quot;;&quot;REQ&quot;;[.J6]=&quot;10&quot;;&quot;EVT&quot;;[.J6]=&quot;11&quot;;&quot;ACK&quot;)" office:value-type="string" office:string-value="EVT" calcext:value-type="string">
            <text:p>EVT</text:p>
          </table:table-cell>
          <table:table-cell table:formula="of:=MID(TRIM([.B6]);5;4)" office:value-type="string" office:string-value="C0A6" calcext:value-type="string">
            <text:p>C0A6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style-name="ce3" office:value-type="string" calcext:value-type="string">
            <text:p>2.892800e-03</text:p>
          </table:table-cell>
          <table:table-cell office:value-type="string" calcext:value-type="string">
            <text:p><text:s/>160B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8 <text:s/>C3 <text:s/>1D <text:s/>00 <text:s/>00 <text:s/>00 <text:s/>10 <text:s/>00 </text:p>
          </table:table-cell>
          <table:table-cell office:value-type="float" office:value="3909" calcext:value-type="float">
            <text:p>3909</text:p>
          </table:table-cell>
          <table:table-cell table:formula="of:=HEX2DEC(TRIM([.B7]))" office:value-type="float" office:value="369868966" calcext:value-type="float">
            <text:p>369868966</text:p>
          </table:table-cell>
          <table:table-cell/>
          <table:table-cell table:formula="of:=DEC2HEX(MOD(HEX2DEC(MID(TRIM([.B7]);1;2));16))" office:value-type="string" office:string-value="6" calcext:value-type="string">
            <text:p>6</text:p>
          </table:table-cell>
          <table:table-cell table:formula="of:=DEC2HEX(INT(HEX2DEC(MID(TRIM([.B7]);3;2))/4);2)" office:value-type="string" office:string-value="02" calcext:value-type="string">
            <text:p>02</text:p>
          </table:table-cell>
          <table:table-cell table:formula="of:=DEC2BIN(MOD(HEX2DEC(MID([.B7];5;1));4);2)" office:value-type="string" office:string-value="11" calcext:value-type="string">
            <text:p>11</text:p>
          </table:table-cell>
          <table:table-cell table:formula="of:=COM.MICROSOFT.IFS([.J7]=&quot;01&quot;;&quot;CMD&quot;;[.J7]=&quot;00&quot;;&quot;REQ&quot;;[.J7]=&quot;10&quot;;&quot;EVT&quot;;[.J7]=&quot;11&quot;;&quot;ACK&quot;)" office:value-type="string" office:string-value="ACK" calcext:value-type="string">
            <text:p>ACK</text:p>
          </table:table-cell>
          <table:table-cell table:formula="of:=MID(TRIM([.B7]);5;4)" office:value-type="string" office:string-value="C0A6" calcext:value-type="string">
            <text:p>C0A6</text:p>
          </table:table-cell>
          <table:table-cell office:value-type="string" calcext:value-type="string">
            <text:p>TSE Info</text:p>
          </table:table-cell>
        </table:table-row>
        <table:table-row table:style-name="ro1">
          <table:table-cell table:style-name="ce3" office:value-type="string" calcext:value-type="string">
            <text:p>4.234880e-02</text:p>
          </table:table-cell>
          <table:table-cell office:value-type="string" calcext:value-type="string">
            <text:p><text:s/>1A0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78 <text:s/>DF <text:s/>10 <text:s/>00 <text:s/>10 <text:s/>00 <text:s/>00 </text:p>
          </table:table-cell>
          <table:table-cell office:value-type="string" calcext:value-type="string">
            <text:p><text:s/>1FB5</text:p>
          </table:table-cell>
          <table:table-cell table:formula="of:=HEX2DEC(TRIM([.B8]))" office:value-type="float" office:value="436388006" calcext:value-type="float">
            <text:p>436388006</text:p>
          </table:table-cell>
          <table:table-cell/>
          <table:table-cell table:formula="of:=DEC2HEX(MOD(HEX2DEC(MID(TRIM([.B8]);1;2));16))" office:value-type="string" office:string-value="A" calcext:value-type="string">
            <text:p>A</text:p>
          </table:table-cell>
          <table:table-cell table:formula="of:=DEC2HEX(INT(HEX2DEC(MID(TRIM([.B8]);3;2))/4);2)" office:value-type="string" office:string-value="00" calcext:value-type="string">
            <text:p>00</text:p>
          </table:table-cell>
          <table:table-cell table:formula="of:=DEC2BIN(MOD(HEX2DEC(MID([.B8];5;1));4);2)" office:value-type="string" office:string-value="10" calcext:value-type="string">
            <text:p>10</text:p>
          </table:table-cell>
          <table:table-cell table:formula="of:=COM.MICROSOFT.IFS([.J8]=&quot;01&quot;;&quot;CMD&quot;;[.J8]=&quot;00&quot;;&quot;REQ&quot;;[.J8]=&quot;10&quot;;&quot;EVT&quot;;[.J8]=&quot;11&quot;;&quot;ACK&quot;)" office:value-type="string" office:string-value="EVT" calcext:value-type="string">
            <text:p>EVT</text:p>
          </table:table-cell>
          <table:table-cell table:formula="of:=MID(TRIM([.B8]);5;4)" office:value-type="string" office:string-value="C0A6" calcext:value-type="string">
            <text:p>C0A6</text:p>
          </table:table-cell>
          <table:table-cell office:value-type="string" calcext:value-type="string">
            <text:p>TSE Read CV29=10</text:p>
          </table:table-cell>
        </table:table-row>
        <table:table-row table:style-name="ro1">
          <table:table-cell table:style-name="ce3" office:value-type="string" calcext:value-type="string">
            <text:p>7.058880e-02</text:p>
          </table:table-cell>
          <table:table-cell office:value-type="string" calcext:value-type="string">
            <text:p><text:s/>162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C0 <text:s/>08 <text:s/>00 <text:s/>1D <text:s/>00 <text:s/>00 <text:s/>0A </text:p>
          </table:table-cell>
          <table:table-cell office:value-type="string" calcext:value-type="string">
            <text:p><text:s/>254B</text:p>
          </table:table-cell>
          <table:table-cell table:formula="of:=HEX2DEC(TRIM([.B9]))" office:value-type="float" office:value="371376294" calcext:value-type="float">
            <text:p>371376294</text:p>
          </table:table-cell>
          <table:table-cell/>
          <table:table-cell table:formula="of:=DEC2HEX(MOD(HEX2DEC(MID(TRIM([.B9]);1;2));16))" office:value-type="string" office:string-value="6" calcext:value-type="string">
            <text:p>6</text:p>
          </table:table-cell>
          <table:table-cell table:formula="of:=DEC2HEX(INT(HEX2DEC(MID(TRIM([.B9]);3;2))/4);2)" office:value-type="string" office:string-value="08" calcext:value-type="string">
            <text:p>08</text:p>
          </table:table-cell>
          <table:table-cell table:formula="of:=DEC2BIN(MOD(HEX2DEC(MID([.B9];5;1));4);2)" office:value-type="string" office:string-value="10" calcext:value-type="string">
            <text:p>10</text:p>
          </table:table-cell>
          <table:table-cell table:formula="of:=COM.MICROSOFT.IFS([.J9]=&quot;01&quot;;&quot;CMD&quot;;[.J9]=&quot;00&quot;;&quot;REQ&quot;;[.J9]=&quot;10&quot;;&quot;EVT&quot;;[.J9]=&quot;11&quot;;&quot;ACK&quot;)" office:value-type="string" office:string-value="EVT" calcext:value-type="string">
            <text:p>EVT</text:p>
          </table:table-cell>
          <table:table-cell table:formula="of:=MID(TRIM([.B9]);5;4)" office:value-type="string" office:string-value="C0A6" calcext:value-type="string">
            <text:p>C0A6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style-name="ce3" office:value-type="string" calcext:value-type="string">
            <text:p>1.337408e-01</text:p>
          </table:table-cell>
          <table:table-cell office:value-type="string" calcext:value-type="string">
            <text:p><text:s/>1611C3E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6 <text:s/>C0 <text:s/>08 <text:s/>00 </text:p>
          </table:table-cell>
          <table:table-cell office:value-type="string" calcext:value-type="string">
            <text:p><text:s/>2EC1</text:p>
          </table:table-cell>
          <table:table-cell table:formula="of:=HEX2DEC(TRIM([.B10]))" office:value-type="float" office:value="370263016" calcext:value-type="float">
            <text:p>370263016</text:p>
          </table:table-cell>
          <table:table-cell/>
          <table:table-cell table:formula="of:=DEC2HEX(MOD(HEX2DEC(MID(TRIM([.B10]);1;2));16))" office:value-type="string" office:string-value="6" calcext:value-type="string">
            <text:p>6</text:p>
          </table:table-cell>
          <table:table-cell table:formula="of:=DEC2HEX(INT(HEX2DEC(MID(TRIM([.B10]);3;2))/4);2)" office:value-type="string" office:string-value="04" calcext:value-type="string">
            <text:p>04</text:p>
          </table:table-cell>
          <table:table-cell table:formula="of:=DEC2BIN(MOD(HEX2DEC(MID([.B10];5;1));4);2)" office:value-type="string" office:string-value="01" calcext:value-type="string">
            <text:p>01</text:p>
          </table:table-cell>
          <table:table-cell table:formula="of:=COM.MICROSOFT.IFS([.J10]=&quot;01&quot;;&quot;CMD&quot;;[.J10]=&quot;00&quot;;&quot;REQ&quot;;[.J10]=&quot;10&quot;;&quot;EVT&quot;;[.J10]=&quot;11&quot;;&quot;ACK&quot;)" office:value-type="string" office:string-value="CMD" calcext:value-type="string">
            <text:p>CMD</text:p>
          </table:table-cell>
          <table:table-cell table:formula="of:=MID(TRIM([.B10]);5;4)" office:value-type="string" office:string-value="C3E8" calcext:value-type="string">
            <text:p>C3E8</text:p>
          </table:table-cell>
          <table:table-cell office:value-type="string" calcext:value-type="string">
            <text:p>TSE Prog Clear</text:p>
          </table:table-cell>
        </table:table-row>
        <table:table-row table:style-name="ro1">
          <table:table-cell table:style-name="ce3" office:value-type="string" calcext:value-type="string">
            <text:p>2.837424e-01</text:p>
          </table:table-cell>
          <table:table-cell office:value-type="string" calcext:value-type="string">
            <text:p><text:s/>1241C3E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8 <text:s/>00 <text:s/>01 <text:s/>00 </text:p>
          </table:table-cell>
          <table:table-cell office:value-type="string" calcext:value-type="string">
            <text:p><text:s/>7AF</text:p>
          </table:table-cell>
          <table:table-cell table:formula="of:=HEX2DEC(TRIM([.B11]))" office:value-type="float" office:value="306299880" calcext:value-type="float">
            <text:p>306299880</text:p>
          </table:table-cell>
          <table:table-cell/>
          <table:table-cell table:formula="of:=DEC2HEX(MOD(HEX2DEC(MID(TRIM([.B11]);1;2));16))" office:value-type="string" office:string-value="2" calcext:value-type="string">
            <text:p>2</text:p>
          </table:table-cell>
          <table:table-cell table:formula="of:=DEC2HEX(INT(HEX2DEC(MID(TRIM([.B11]);3;2))/4);2)" office:value-type="string" office:string-value="10" calcext:value-type="string">
            <text:p>10</text:p>
          </table:table-cell>
          <table:table-cell table:formula="of:=DEC2BIN(MOD(HEX2DEC(MID([.B11];5;1));4);2)" office:value-type="string" office:string-value="01" calcext:value-type="string">
            <text:p>01</text:p>
          </table:table-cell>
          <table:table-cell table:formula="of:=COM.MICROSOFT.IFS([.J11]=&quot;01&quot;;&quot;CMD&quot;;[.J11]=&quot;00&quot;;&quot;REQ&quot;;[.J11]=&quot;10&quot;;&quot;EVT&quot;;[.J11]=&quot;11&quot;;&quot;ACK&quot;)" office:value-type="string" office:string-value="CMD" calcext:value-type="string">
            <text:p>CMD</text:p>
          </table:table-cell>
          <table:table-cell table:formula="of:=MID(TRIM([.B11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2.845984e-01</text:p>
          </table:table-cell>
          <table:table-cell office:value-type="string" calcext:value-type="string">
            <text:p><text:s/>1621C3E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C0 <text:s/>08 <text:s/>00 <text:s/>1D <text:s/>00 <text:s/>00 <text:s/>00 </text:p>
          </table:table-cell>
          <table:table-cell office:value-type="string" calcext:value-type="string">
            <text:p><text:s/>4D9B</text:p>
          </table:table-cell>
          <table:table-cell table:formula="of:=HEX2DEC(TRIM([.B12]))" office:value-type="float" office:value="371311592" calcext:value-type="float">
            <text:p>371311592</text:p>
          </table:table-cell>
          <table:table-cell/>
          <table:table-cell table:formula="of:=DEC2HEX(MOD(HEX2DEC(MID(TRIM([.B12]);1;2));16))" office:value-type="string" office:string-value="6" calcext:value-type="string">
            <text:p>6</text:p>
          </table:table-cell>
          <table:table-cell table:formula="of:=DEC2HEX(INT(HEX2DEC(MID(TRIM([.B12]);3;2))/4);2)" office:value-type="string" office:string-value="08" calcext:value-type="string">
            <text:p>08</text:p>
          </table:table-cell>
          <table:table-cell table:formula="of:=DEC2BIN(MOD(HEX2DEC(MID([.B12];5;1));4);2)" office:value-type="string" office:string-value="01" calcext:value-type="string">
            <text:p>01</text:p>
          </table:table-cell>
          <table:table-cell table:formula="of:=COM.MICROSOFT.IFS([.J12]=&quot;01&quot;;&quot;CMD&quot;;[.J12]=&quot;00&quot;;&quot;REQ&quot;;[.J12]=&quot;10&quot;;&quot;EVT&quot;;[.J12]=&quot;11&quot;;&quot;ACK&quot;)" office:value-type="string" office:string-value="CMD" calcext:value-type="string">
            <text:p>CMD</text:p>
          </table:table-cell>
          <table:table-cell table:formula="of:=MID(TRIM([.B12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2.857264e-01</text:p>
          </table:table-cell>
          <table:table-cell office:value-type="string" calcext:value-type="string">
            <text:p><text:s/>181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8 <text:s/>00 <text:s/>00 <text:s/>00 <text:s/>00 <text:s/>00 <text:s/>00 <text:s/>00 </text:p>
          </table:table-cell>
          <table:table-cell office:value-type="string" calcext:value-type="string">
            <text:p><text:s/>7AB</text:p>
          </table:table-cell>
          <table:table-cell table:formula="of:=HEX2DEC(TRIM([.B13]))" office:value-type="float" office:value="403882150" calcext:value-type="float">
            <text:p>403882150</text:p>
          </table:table-cell>
          <table:table-cell/>
          <table:table-cell table:formula="of:=DEC2HEX(MOD(HEX2DEC(MID(TRIM([.B13]);1;2));16))" office:value-type="string" office:string-value="8" calcext:value-type="string">
            <text:p>8</text:p>
          </table:table-cell>
          <table:table-cell table:formula="of:=DEC2HEX(INT(HEX2DEC(MID(TRIM([.B13]);3;2))/4);2)" office:value-type="string" office:string-value="04" calcext:value-type="string">
            <text:p>04</text:p>
          </table:table-cell>
          <table:table-cell table:formula="of:=DEC2BIN(MOD(HEX2DEC(MID([.B13];5;1));4);2)" office:value-type="string" office:string-value="10" calcext:value-type="string">
            <text:p>10</text:p>
          </table:table-cell>
          <table:table-cell table:formula="of:=COM.MICROSOFT.IFS([.J13]=&quot;01&quot;;&quot;CMD&quot;;[.J13]=&quot;00&quot;;&quot;REQ&quot;;[.J13]=&quot;10&quot;;&quot;EVT&quot;;[.J13]=&quot;11&quot;;&quot;ACK&quot;)" office:value-type="string" office:string-value="EVT" calcext:value-type="string">
            <text:p>EVT</text:p>
          </table:table-cell>
          <table:table-cell table:formula="of:=MID(TRIM([.B13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2.868960e-01</text:p>
          </table:table-cell>
          <table:table-cell office:value-type="string" calcext:value-type="string">
            <text:p><text:s/>160B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8 <text:s/>C3 <text:s/>1D <text:s/>00 <text:s/>00 <text:s/>00 <text:s/>10 <text:s/>00 </text:p>
          </table:table-cell>
          <table:table-cell office:value-type="float" office:value="3909" calcext:value-type="float">
            <text:p>3909</text:p>
          </table:table-cell>
          <table:table-cell table:formula="of:=HEX2DEC(TRIM([.B14]))" office:value-type="float" office:value="369868966" calcext:value-type="float">
            <text:p>369868966</text:p>
          </table:table-cell>
          <table:table-cell/>
          <table:table-cell table:formula="of:=DEC2HEX(MOD(HEX2DEC(MID(TRIM([.B14]);1;2));16))" office:value-type="string" office:string-value="6" calcext:value-type="string">
            <text:p>6</text:p>
          </table:table-cell>
          <table:table-cell table:formula="of:=DEC2HEX(INT(HEX2DEC(MID(TRIM([.B14]);3;2))/4);2)" office:value-type="string" office:string-value="02" calcext:value-type="string">
            <text:p>02</text:p>
          </table:table-cell>
          <table:table-cell table:formula="of:=DEC2BIN(MOD(HEX2DEC(MID([.B14];5;1));4);2)" office:value-type="string" office:string-value="11" calcext:value-type="string">
            <text:p>11</text:p>
          </table:table-cell>
          <table:table-cell table:formula="of:=COM.MICROSOFT.IFS([.J14]=&quot;01&quot;;&quot;CMD&quot;;[.J14]=&quot;00&quot;;&quot;REQ&quot;;[.J14]=&quot;10&quot;;&quot;EVT&quot;;[.J14]=&quot;11&quot;;&quot;ACK&quot;)" office:value-type="string" office:string-value="ACK" calcext:value-type="string">
            <text:p>ACK</text:p>
          </table:table-cell>
          <table:table-cell table:formula="of:=MID(TRIM([.B14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3.514864e-01</text:p>
          </table:table-cell>
          <table:table-cell office:value-type="string" calcext:value-type="string">
            <text:p><text:s/>162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C0 <text:s/>08 <text:s/>00 <text:s/>1D <text:s/>00 <text:s/>00 <text:s/>0A </text:p>
          </table:table-cell>
          <table:table-cell office:value-type="string" calcext:value-type="string">
            <text:p><text:s/>254B</text:p>
          </table:table-cell>
          <table:table-cell table:formula="of:=HEX2DEC(TRIM([.B15]))" office:value-type="float" office:value="371376294" calcext:value-type="float">
            <text:p>371376294</text:p>
          </table:table-cell>
          <table:table-cell/>
          <table:table-cell table:formula="of:=DEC2HEX(MOD(HEX2DEC(MID(TRIM([.B15]);1;2));16))" office:value-type="string" office:string-value="6" calcext:value-type="string">
            <text:p>6</text:p>
          </table:table-cell>
          <table:table-cell table:formula="of:=DEC2HEX(INT(HEX2DEC(MID(TRIM([.B15]);3;2))/4);2)" office:value-type="string" office:string-value="08" calcext:value-type="string">
            <text:p>08</text:p>
          </table:table-cell>
          <table:table-cell table:formula="of:=DEC2BIN(MOD(HEX2DEC(MID([.B15];5;1));4);2)" office:value-type="string" office:string-value="10" calcext:value-type="string">
            <text:p>10</text:p>
          </table:table-cell>
          <table:table-cell table:formula="of:=COM.MICROSOFT.IFS([.J15]=&quot;01&quot;;&quot;CMD&quot;;[.J15]=&quot;00&quot;;&quot;REQ&quot;;[.J15]=&quot;10&quot;;&quot;EVT&quot;;[.J15]=&quot;11&quot;;&quot;ACK&quot;)" office:value-type="string" office:string-value="EVT" calcext:value-type="string">
            <text:p>EVT</text:p>
          </table:table-cell>
          <table:table-cell table:formula="of:=MID(TRIM([.B15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4.347968e-01</text:p>
          </table:table-cell>
          <table:table-cell office:value-type="string" calcext:value-type="string">
            <text:p><text:s/>1816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8 <text:s/>00 <text:s/>00 <text:s/>03 <text:s/>00 <text:s/>00 <text:s/>00 <text:s/>00 </text:p>
          </table:table-cell>
          <table:table-cell office:value-type="string" calcext:value-type="string">
            <text:p><text:s/>4BCD</text:p>
          </table:table-cell>
          <table:table-cell table:formula="of:=HEX2DEC(TRIM([.B16]))" office:value-type="float" office:value="404144294" calcext:value-type="float">
            <text:p>404144294</text:p>
          </table:table-cell>
          <table:table-cell/>
          <table:table-cell table:formula="of:=DEC2HEX(MOD(HEX2DEC(MID(TRIM([.B16]);1;2));16))" office:value-type="string" office:string-value="8" calcext:value-type="string">
            <text:p>8</text:p>
          </table:table-cell>
          <table:table-cell table:formula="of:=DEC2HEX(INT(HEX2DEC(MID(TRIM([.B16]);3;2))/4);2)" office:value-type="string" office:string-value="05" calcext:value-type="string">
            <text:p>05</text:p>
          </table:table-cell>
          <table:table-cell table:formula="of:=DEC2BIN(MOD(HEX2DEC(MID([.B16];5;1));4);2)" office:value-type="string" office:string-value="10" calcext:value-type="string">
            <text:p>10</text:p>
          </table:table-cell>
          <table:table-cell table:formula="of:=COM.MICROSOFT.IFS([.J16]=&quot;01&quot;;&quot;CMD&quot;;[.J16]=&quot;00&quot;;&quot;REQ&quot;;[.J16]=&quot;10&quot;;&quot;EVT&quot;;[.J16]=&quot;11&quot;;&quot;ACK&quot;)" office:value-type="string" office:string-value="EVT" calcext:value-type="string">
            <text:p>EVT</text:p>
          </table:table-cell>
          <table:table-cell table:formula="of:=MID(TRIM([.B16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4.627424e-01</text:p>
          </table:table-cell>
          <table:table-cell office:value-type="string" calcext:value-type="string">
            <text:p><text:s/>1241C3E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8 <text:s/>00 <text:s/>01 <text:s/>00 </text:p>
          </table:table-cell>
          <table:table-cell office:value-type="string" calcext:value-type="string">
            <text:p><text:s/>7AF</text:p>
          </table:table-cell>
          <table:table-cell table:formula="of:=HEX2DEC(TRIM([.B17]))" office:value-type="float" office:value="306299880" calcext:value-type="float">
            <text:p>306299880</text:p>
          </table:table-cell>
          <table:table-cell/>
          <table:table-cell table:formula="of:=DEC2HEX(MOD(HEX2DEC(MID(TRIM([.B17]);1;2));16))" office:value-type="string" office:string-value="2" calcext:value-type="string">
            <text:p>2</text:p>
          </table:table-cell>
          <table:table-cell table:formula="of:=DEC2HEX(INT(HEX2DEC(MID(TRIM([.B17]);3;2))/4);2)" office:value-type="string" office:string-value="10" calcext:value-type="string">
            <text:p>10</text:p>
          </table:table-cell>
          <table:table-cell table:formula="of:=DEC2BIN(MOD(HEX2DEC(MID([.B17];5;1));4);2)" office:value-type="string" office:string-value="01" calcext:value-type="string">
            <text:p>01</text:p>
          </table:table-cell>
          <table:table-cell table:formula="of:=COM.MICROSOFT.IFS([.J17]=&quot;01&quot;;&quot;CMD&quot;;[.J17]=&quot;00&quot;;&quot;REQ&quot;;[.J17]=&quot;10&quot;;&quot;EVT&quot;;[.J17]=&quot;11&quot;;&quot;ACK&quot;)" office:value-type="string" office:string-value="CMD" calcext:value-type="string">
            <text:p>CMD</text:p>
          </table:table-cell>
          <table:table-cell table:formula="of:=MID(TRIM([.B17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4.635984e-01</text:p>
          </table:table-cell>
          <table:table-cell office:value-type="string" calcext:value-type="string">
            <text:p><text:s/>1621C3E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C0 <text:s/>08 <text:s/>00 <text:s/>1D <text:s/>00 <text:s/>00 <text:s/>00 </text:p>
          </table:table-cell>
          <table:table-cell office:value-type="string" calcext:value-type="string">
            <text:p><text:s/>4D9B</text:p>
          </table:table-cell>
          <table:table-cell table:formula="of:=HEX2DEC(TRIM([.B18]))" office:value-type="float" office:value="371311592" calcext:value-type="float">
            <text:p>371311592</text:p>
          </table:table-cell>
          <table:table-cell/>
          <table:table-cell table:formula="of:=DEC2HEX(MOD(HEX2DEC(MID(TRIM([.B18]);1;2));16))" office:value-type="string" office:string-value="6" calcext:value-type="string">
            <text:p>6</text:p>
          </table:table-cell>
          <table:table-cell table:formula="of:=DEC2HEX(INT(HEX2DEC(MID(TRIM([.B18]);3;2))/4);2)" office:value-type="string" office:string-value="08" calcext:value-type="string">
            <text:p>08</text:p>
          </table:table-cell>
          <table:table-cell table:formula="of:=DEC2BIN(MOD(HEX2DEC(MID([.B18];5;1));4);2)" office:value-type="string" office:string-value="01" calcext:value-type="string">
            <text:p>01</text:p>
          </table:table-cell>
          <table:table-cell table:formula="of:=COM.MICROSOFT.IFS([.J18]=&quot;01&quot;;&quot;CMD&quot;;[.J18]=&quot;00&quot;;&quot;REQ&quot;;[.J18]=&quot;10&quot;;&quot;EVT&quot;;[.J18]=&quot;11&quot;;&quot;ACK&quot;)" office:value-type="string" office:string-value="CMD" calcext:value-type="string">
            <text:p>CMD</text:p>
          </table:table-cell>
          <table:table-cell table:formula="of:=MID(TRIM([.B18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4.647264e-01</text:p>
          </table:table-cell>
          <table:table-cell office:value-type="string" calcext:value-type="string">
            <text:p><text:s/>181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8 <text:s/>00 <text:s/>00 <text:s/>00 <text:s/>00 <text:s/>00 <text:s/>00 <text:s/>00 </text:p>
          </table:table-cell>
          <table:table-cell office:value-type="string" calcext:value-type="string">
            <text:p><text:s/>7AB</text:p>
          </table:table-cell>
          <table:table-cell table:formula="of:=HEX2DEC(TRIM([.B19]))" office:value-type="float" office:value="403882150" calcext:value-type="float">
            <text:p>403882150</text:p>
          </table:table-cell>
          <table:table-cell/>
          <table:table-cell table:formula="of:=DEC2HEX(MOD(HEX2DEC(MID(TRIM([.B19]);1;2));16))" office:value-type="string" office:string-value="8" calcext:value-type="string">
            <text:p>8</text:p>
          </table:table-cell>
          <table:table-cell table:formula="of:=DEC2HEX(INT(HEX2DEC(MID(TRIM([.B19]);3;2))/4);2)" office:value-type="string" office:string-value="04" calcext:value-type="string">
            <text:p>04</text:p>
          </table:table-cell>
          <table:table-cell table:formula="of:=DEC2BIN(MOD(HEX2DEC(MID([.B19];5;1));4);2)" office:value-type="string" office:string-value="10" calcext:value-type="string">
            <text:p>10</text:p>
          </table:table-cell>
          <table:table-cell table:formula="of:=COM.MICROSOFT.IFS([.J19]=&quot;01&quot;;&quot;CMD&quot;;[.J19]=&quot;00&quot;;&quot;REQ&quot;;[.J19]=&quot;10&quot;;&quot;EVT&quot;;[.J19]=&quot;11&quot;;&quot;ACK&quot;)" office:value-type="string" office:string-value="EVT" calcext:value-type="string">
            <text:p>EVT</text:p>
          </table:table-cell>
          <table:table-cell table:formula="of:=MID(TRIM([.B19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4.658960e-01</text:p>
          </table:table-cell>
          <table:table-cell office:value-type="string" calcext:value-type="string">
            <text:p><text:s/>160B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8 <text:s/>C3 <text:s/>1D <text:s/>00 <text:s/>00 <text:s/>00 <text:s/>10 <text:s/>00 </text:p>
          </table:table-cell>
          <table:table-cell office:value-type="float" office:value="3909" calcext:value-type="float">
            <text:p>3909</text:p>
          </table:table-cell>
          <table:table-cell table:formula="of:=HEX2DEC(TRIM([.B20]))" office:value-type="float" office:value="369868966" calcext:value-type="float">
            <text:p>369868966</text:p>
          </table:table-cell>
          <table:table-cell/>
          <table:table-cell table:formula="of:=DEC2HEX(MOD(HEX2DEC(MID(TRIM([.B20]);1;2));16))" office:value-type="string" office:string-value="6" calcext:value-type="string">
            <text:p>6</text:p>
          </table:table-cell>
          <table:table-cell table:formula="of:=DEC2HEX(INT(HEX2DEC(MID(TRIM([.B20]);3;2))/4);2)" office:value-type="string" office:string-value="02" calcext:value-type="string">
            <text:p>02</text:p>
          </table:table-cell>
          <table:table-cell table:formula="of:=DEC2BIN(MOD(HEX2DEC(MID([.B20];5;1));4);2)" office:value-type="string" office:string-value="11" calcext:value-type="string">
            <text:p>11</text:p>
          </table:table-cell>
          <table:table-cell table:formula="of:=COM.MICROSOFT.IFS([.J20]=&quot;01&quot;;&quot;CMD&quot;;[.J20]=&quot;00&quot;;&quot;REQ&quot;;[.J20]=&quot;10&quot;;&quot;EVT&quot;;[.J20]=&quot;11&quot;;&quot;ACK&quot;)" office:value-type="string" office:string-value="ACK" calcext:value-type="string">
            <text:p>ACK</text:p>
          </table:table-cell>
          <table:table-cell table:formula="of:=MID(TRIM([.B20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5.242544e-01</text:p>
          </table:table-cell>
          <table:table-cell office:value-type="string" calcext:value-type="string">
            <text:p><text:s/>162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C0 <text:s/>08 <text:s/>00 <text:s/>1D <text:s/>00 <text:s/>00 <text:s/>0A </text:p>
          </table:table-cell>
          <table:table-cell office:value-type="string" calcext:value-type="string">
            <text:p><text:s/>254B</text:p>
          </table:table-cell>
          <table:table-cell table:formula="of:=HEX2DEC(TRIM([.B21]))" office:value-type="float" office:value="371376294" calcext:value-type="float">
            <text:p>371376294</text:p>
          </table:table-cell>
          <table:table-cell/>
          <table:table-cell table:formula="of:=DEC2HEX(MOD(HEX2DEC(MID(TRIM([.B21]);1;2));16))" office:value-type="string" office:string-value="6" calcext:value-type="string">
            <text:p>6</text:p>
          </table:table-cell>
          <table:table-cell table:formula="of:=DEC2HEX(INT(HEX2DEC(MID(TRIM([.B21]);3;2))/4);2)" office:value-type="string" office:string-value="08" calcext:value-type="string">
            <text:p>08</text:p>
          </table:table-cell>
          <table:table-cell table:formula="of:=DEC2BIN(MOD(HEX2DEC(MID([.B21];5;1));4);2)" office:value-type="string" office:string-value="10" calcext:value-type="string">
            <text:p>10</text:p>
          </table:table-cell>
          <table:table-cell table:formula="of:=COM.MICROSOFT.IFS([.J21]=&quot;01&quot;;&quot;CMD&quot;;[.J21]=&quot;00&quot;;&quot;REQ&quot;;[.J21]=&quot;10&quot;;&quot;EVT&quot;;[.J21]=&quot;11&quot;;&quot;ACK&quot;)" office:value-type="string" office:string-value="EVT" calcext:value-type="string">
            <text:p>EVT</text:p>
          </table:table-cell>
          <table:table-cell table:formula="of:=MID(TRIM([.B21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5.442784e-01</text:p>
          </table:table-cell>
          <table:table-cell office:value-type="string" calcext:value-type="string">
            <text:p><text:s/>162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C0 <text:s/>08 <text:s/>00 <text:s/>1D <text:s/>00 <text:s/>00 <text:s/>0A </text:p>
          </table:table-cell>
          <table:table-cell office:value-type="string" calcext:value-type="string">
            <text:p><text:s/>254B</text:p>
          </table:table-cell>
          <table:table-cell table:formula="of:=HEX2DEC(TRIM([.B22]))" office:value-type="float" office:value="371376294" calcext:value-type="float">
            <text:p>371376294</text:p>
          </table:table-cell>
          <table:table-cell/>
          <table:table-cell table:formula="of:=DEC2HEX(MOD(HEX2DEC(MID(TRIM([.B22]);1;2));16))" office:value-type="string" office:string-value="6" calcext:value-type="string">
            <text:p>6</text:p>
          </table:table-cell>
          <table:table-cell table:formula="of:=DEC2HEX(INT(HEX2DEC(MID(TRIM([.B22]);3;2))/4);2)" office:value-type="string" office:string-value="08" calcext:value-type="string">
            <text:p>08</text:p>
          </table:table-cell>
          <table:table-cell table:formula="of:=DEC2BIN(MOD(HEX2DEC(MID([.B22];5;1));4);2)" office:value-type="string" office:string-value="10" calcext:value-type="string">
            <text:p>10</text:p>
          </table:table-cell>
          <table:table-cell table:formula="of:=COM.MICROSOFT.IFS([.J22]=&quot;01&quot;;&quot;CMD&quot;;[.J22]=&quot;00&quot;;&quot;REQ&quot;;[.J22]=&quot;10&quot;;&quot;EVT&quot;;[.J22]=&quot;11&quot;;&quot;ACK&quot;)" office:value-type="string" office:string-value="EVT" calcext:value-type="string">
            <text:p>EVT</text:p>
          </table:table-cell>
          <table:table-cell table:formula="of:=MID(TRIM([.B22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5.543520e-01</text:p>
          </table:table-cell>
          <table:table-cell office:value-type="string" calcext:value-type="string">
            <text:p><text:s/>1A0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78 <text:s/>DF <text:s/>10 <text:s/>00 <text:s/>01 <text:s/>00 <text:s/>00 </text:p>
          </table:table-cell>
          <table:table-cell office:value-type="string" calcext:value-type="string">
            <text:p><text:s/>C82</text:p>
          </table:table-cell>
          <table:table-cell table:formula="of:=HEX2DEC(TRIM([.B23]))" office:value-type="float" office:value="436388006" calcext:value-type="float">
            <text:p>436388006</text:p>
          </table:table-cell>
          <table:table-cell/>
          <table:table-cell table:formula="of:=DEC2HEX(MOD(HEX2DEC(MID(TRIM([.B23]);1;2));16))" office:value-type="string" office:string-value="A" calcext:value-type="string">
            <text:p>A</text:p>
          </table:table-cell>
          <table:table-cell table:formula="of:=DEC2HEX(INT(HEX2DEC(MID(TRIM([.B23]);3;2))/4);2)" office:value-type="string" office:string-value="00" calcext:value-type="string">
            <text:p>00</text:p>
          </table:table-cell>
          <table:table-cell table:formula="of:=DEC2BIN(MOD(HEX2DEC(MID([.B23];5;1));4);2)" office:value-type="string" office:string-value="10" calcext:value-type="string">
            <text:p>10</text:p>
          </table:table-cell>
          <table:table-cell table:formula="of:=COM.MICROSOFT.IFS([.J23]=&quot;01&quot;;&quot;CMD&quot;;[.J23]=&quot;00&quot;;&quot;REQ&quot;;[.J23]=&quot;10&quot;;&quot;EVT&quot;;[.J23]=&quot;11&quot;;&quot;ACK&quot;)" office:value-type="string" office:string-value="EVT" calcext:value-type="string">
            <text:p>EVT</text:p>
          </table:table-cell>
          <table:table-cell table:formula="of:=MID(TRIM([.B23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5.563600e-01</text:p>
          </table:table-cell>
          <table:table-cell office:value-type="string" calcext:value-type="string">
            <text:p><text:s/>1816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8 <text:s/>00 <text:s/>00 <text:s/>01 <text:s/>00 <text:s/>00 <text:s/>00 <text:s/>00 </text:p>
          </table:table-cell>
          <table:table-cell office:value-type="float" office:value="4184" calcext:value-type="float">
            <text:p>4184</text:p>
          </table:table-cell>
          <table:table-cell table:formula="of:=HEX2DEC(TRIM([.B24]))" office:value-type="float" office:value="404144294" calcext:value-type="float">
            <text:p>404144294</text:p>
          </table:table-cell>
          <table:table-cell/>
          <table:table-cell table:formula="of:=DEC2HEX(MOD(HEX2DEC(MID(TRIM([.B24]);1;2));16))" office:value-type="string" office:string-value="8" calcext:value-type="string">
            <text:p>8</text:p>
          </table:table-cell>
          <table:table-cell table:formula="of:=DEC2HEX(INT(HEX2DEC(MID(TRIM([.B24]);3;2))/4);2)" office:value-type="string" office:string-value="05" calcext:value-type="string">
            <text:p>05</text:p>
          </table:table-cell>
          <table:table-cell table:formula="of:=DEC2BIN(MOD(HEX2DEC(MID([.B24];5;1));4);2)" office:value-type="string" office:string-value="10" calcext:value-type="string">
            <text:p>10</text:p>
          </table:table-cell>
          <table:table-cell table:formula="of:=COM.MICROSOFT.IFS([.J24]=&quot;01&quot;;&quot;CMD&quot;;[.J24]=&quot;00&quot;;&quot;REQ&quot;;[.J24]=&quot;10&quot;;&quot;EVT&quot;;[.J24]=&quot;11&quot;;&quot;ACK&quot;)" office:value-type="string" office:string-value="EVT" calcext:value-type="string">
            <text:p>EVT</text:p>
          </table:table-cell>
          <table:table-cell table:formula="of:=MID(TRIM([.B24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6.087440e-01</text:p>
          </table:table-cell>
          <table:table-cell office:value-type="string" calcext:value-type="string">
            <text:p><text:s/>1240C3E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8 <text:s/>00 </text:p>
          </table:table-cell>
          <table:table-cell office:value-type="float" office:value="2189" calcext:value-type="float">
            <text:p>2189</text:p>
          </table:table-cell>
          <table:table-cell table:formula="of:=HEX2DEC(TRIM([.B25]))" office:value-type="float" office:value="306234344" calcext:value-type="float">
            <text:p>306234344</text:p>
          </table:table-cell>
          <table:table-cell/>
          <table:table-cell table:formula="of:=DEC2HEX(MOD(HEX2DEC(MID(TRIM([.B25]);1;2));16))" office:value-type="string" office:string-value="2" calcext:value-type="string">
            <text:p>2</text:p>
          </table:table-cell>
          <table:table-cell table:formula="of:=DEC2HEX(INT(HEX2DEC(MID(TRIM([.B25]);3;2))/4);2)" office:value-type="string" office:string-value="10" calcext:value-type="string">
            <text:p>10</text:p>
          </table:table-cell>
          <table:table-cell table:formula="of:=DEC2BIN(MOD(HEX2DEC(MID([.B25];5;1));4);2)" office:value-type="string" office:string-value="00" calcext:value-type="string">
            <text:p>00</text:p>
          </table:table-cell>
          <table:table-cell table:formula="of:=COM.MICROSOFT.IFS([.J25]=&quot;01&quot;;&quot;CMD&quot;;[.J25]=&quot;00&quot;;&quot;REQ&quot;;[.J25]=&quot;10&quot;;&quot;EVT&quot;;[.J25]=&quot;11&quot;;&quot;ACK&quot;)" office:value-type="string" office:string-value="REQ" calcext:value-type="string">
            <text:p>REQ</text:p>
          </table:table-cell>
          <table:table-cell table:formula="of:=MID(TRIM([.B25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6.094496e-01</text:p>
          </table:table-cell>
          <table:table-cell office:value-type="string" calcext:value-type="string">
            <text:p><text:s/>1200C3E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8 <text:s/>00 </text:p>
          </table:table-cell>
          <table:table-cell office:value-type="string" calcext:value-type="string">
            <text:p><text:s/>787D</text:p>
          </table:table-cell>
          <table:table-cell table:formula="of:=HEX2DEC(TRIM([.B26]))" office:value-type="float" office:value="302040040" calcext:value-type="float">
            <text:p>302040040</text:p>
          </table:table-cell>
          <table:table-cell/>
          <table:table-cell table:formula="of:=DEC2HEX(MOD(HEX2DEC(MID(TRIM([.B26]);1;2));16))" office:value-type="string" office:string-value="2" calcext:value-type="string">
            <text:p>2</text:p>
          </table:table-cell>
          <table:table-cell table:formula="of:=DEC2HEX(INT(HEX2DEC(MID(TRIM([.B26]);3;2))/4);2)" office:value-type="string" office:string-value="00" calcext:value-type="string">
            <text:p>00</text:p>
          </table:table-cell>
          <table:table-cell table:formula="of:=DEC2BIN(MOD(HEX2DEC(MID([.B26];5;1));4);2)" office:value-type="string" office:string-value="00" calcext:value-type="string">
            <text:p>00</text:p>
          </table:table-cell>
          <table:table-cell table:formula="of:=COM.MICROSOFT.IFS([.J26]=&quot;01&quot;;&quot;CMD&quot;;[.J26]=&quot;00&quot;;&quot;REQ&quot;;[.J26]=&quot;10&quot;;&quot;EVT&quot;;[.J26]=&quot;11&quot;;&quot;ACK&quot;)" office:value-type="string" office:string-value="REQ" calcext:value-type="string">
            <text:p>REQ</text:p>
          </table:table-cell>
          <table:table-cell table:formula="of:=MID(TRIM([.B26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6.103776e-01</text:p>
          </table:table-cell>
          <table:table-cell office:value-type="string" calcext:value-type="string">
            <text:p><text:s/>1203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8 <text:s/>00 <text:s/>00 <text:s/>00 <text:s/>E8 <text:s/>C3 <text:s/>12 <text:s/>D7 </text:p>
          </table:table-cell>
          <table:table-cell office:value-type="string" calcext:value-type="string">
            <text:p><text:s/>1F68</text:p>
          </table:table-cell>
          <table:table-cell table:formula="of:=HEX2DEC(TRIM([.B27]))" office:value-type="float" office:value="302235814" calcext:value-type="float">
            <text:p>302235814</text:p>
          </table:table-cell>
          <table:table-cell/>
          <table:table-cell table:formula="of:=DEC2HEX(MOD(HEX2DEC(MID(TRIM([.B27]);1;2));16))" office:value-type="string" office:string-value="2" calcext:value-type="string">
            <text:p>2</text:p>
          </table:table-cell>
          <table:table-cell table:formula="of:=DEC2HEX(INT(HEX2DEC(MID(TRIM([.B27]);3;2))/4);2)" office:value-type="string" office:string-value="00" calcext:value-type="string">
            <text:p>00</text:p>
          </table:table-cell>
          <table:table-cell table:formula="of:=DEC2BIN(MOD(HEX2DEC(MID([.B27];5;1));4);2)" office:value-type="string" office:string-value="11" calcext:value-type="string">
            <text:p>11</text:p>
          </table:table-cell>
          <table:table-cell table:formula="of:=COM.MICROSOFT.IFS([.J27]=&quot;01&quot;;&quot;CMD&quot;;[.J27]=&quot;00&quot;;&quot;REQ&quot;;[.J27]=&quot;10&quot;;&quot;EVT&quot;;[.J27]=&quot;11&quot;;&quot;ACK&quot;)" office:value-type="string" office:string-value="ACK" calcext:value-type="string">
            <text:p>ACK</text:p>
          </table:table-cell>
          <table:table-cell table:formula="of:=MID(TRIM([.B27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6.117472e-01</text:p>
          </table:table-cell>
          <table:table-cell office:value-type="string" calcext:value-type="string">
            <text:p><text:s/>1204C3E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8 <text:s/>00 </text:p>
          </table:table-cell>
          <table:table-cell office:value-type="string" calcext:value-type="string">
            <text:p><text:s/>4C84</text:p>
          </table:table-cell>
          <table:table-cell table:formula="of:=HEX2DEC(TRIM([.B28]))" office:value-type="float" office:value="302302184" calcext:value-type="float">
            <text:p>302302184</text:p>
          </table:table-cell>
          <table:table-cell/>
          <table:table-cell table:formula="of:=DEC2HEX(MOD(HEX2DEC(MID(TRIM([.B28]);1;2));16))" office:value-type="string" office:string-value="2" calcext:value-type="string">
            <text:p>2</text:p>
          </table:table-cell>
          <table:table-cell table:formula="of:=DEC2HEX(INT(HEX2DEC(MID(TRIM([.B28]);3;2))/4);2)" office:value-type="string" office:string-value="01" calcext:value-type="string">
            <text:p>01</text:p>
          </table:table-cell>
          <table:table-cell table:formula="of:=DEC2BIN(MOD(HEX2DEC(MID([.B28];5;1));4);2)" office:value-type="string" office:string-value="00" calcext:value-type="string">
            <text:p>00</text:p>
          </table:table-cell>
          <table:table-cell table:formula="of:=COM.MICROSOFT.IFS([.J28]=&quot;01&quot;;&quot;CMD&quot;;[.J28]=&quot;00&quot;;&quot;REQ&quot;;[.J28]=&quot;10&quot;;&quot;EVT&quot;;[.J28]=&quot;11&quot;;&quot;ACK&quot;)" office:value-type="string" office:string-value="REQ" calcext:value-type="string">
            <text:p>REQ</text:p>
          </table:table-cell>
          <table:table-cell table:formula="of:=MID(TRIM([.B28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6.124992e-01</text:p>
          </table:table-cell>
          <table:table-cell office:value-type="string" calcext:value-type="string">
            <text:p><text:s/>1207C0A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8 <text:s/>00 <text:s/>41 <text:s/>1C <text:s/>04 <text:s/>00 </text:p>
          </table:table-cell>
          <table:table-cell office:value-type="string" calcext:value-type="string">
            <text:p><text:s/>3DE</text:p>
          </table:table-cell>
          <table:table-cell table:formula="of:=HEX2DEC(TRIM([.B29]))" office:value-type="float" office:value="302497958" calcext:value-type="float">
            <text:p>302497958</text:p>
          </table:table-cell>
          <table:table-cell/>
          <table:table-cell table:formula="of:=DEC2HEX(MOD(HEX2DEC(MID(TRIM([.B29]);1;2));16))" office:value-type="string" office:string-value="2" calcext:value-type="string">
            <text:p>2</text:p>
          </table:table-cell>
          <table:table-cell table:formula="of:=DEC2HEX(INT(HEX2DEC(MID(TRIM([.B29]);3;2))/4);2)" office:value-type="string" office:string-value="01" calcext:value-type="string">
            <text:p>01</text:p>
          </table:table-cell>
          <table:table-cell table:formula="of:=DEC2BIN(MOD(HEX2DEC(MID([.B29];5;1));4);2)" office:value-type="string" office:string-value="11" calcext:value-type="string">
            <text:p>11</text:p>
          </table:table-cell>
          <table:table-cell table:formula="of:=COM.MICROSOFT.IFS([.J29]=&quot;01&quot;;&quot;CMD&quot;;[.J29]=&quot;00&quot;;&quot;REQ&quot;;[.J29]=&quot;10&quot;;&quot;EVT&quot;;[.J29]=&quot;11&quot;;&quot;ACK&quot;)" office:value-type="string" office:string-value="ACK" calcext:value-type="string">
            <text:p>ACK</text:p>
          </table:table-cell>
          <table:table-cell table:formula="of:=MID(TRIM([.B29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6.137488e-01</text:p>
          </table:table-cell>
          <table:table-cell office:value-type="string" calcext:value-type="string">
            <text:p><text:s/>1208C3E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8 <text:s/>00 </text:p>
          </table:table-cell>
          <table:table-cell office:value-type="string" calcext:value-type="string">
            <text:p><text:s/>118F</text:p>
          </table:table-cell>
          <table:table-cell table:formula="of:=HEX2DEC(TRIM([.B30]))" office:value-type="float" office:value="302564328" calcext:value-type="float">
            <text:p>302564328</text:p>
          </table:table-cell>
          <table:table-cell/>
          <table:table-cell table:formula="of:=DEC2HEX(MOD(HEX2DEC(MID(TRIM([.B30]);1;2));16))" office:value-type="string" office:string-value="2" calcext:value-type="string">
            <text:p>2</text:p>
          </table:table-cell>
          <table:table-cell table:formula="of:=DEC2HEX(INT(HEX2DEC(MID(TRIM([.B30]);3;2))/4);2)" office:value-type="string" office:string-value="02" calcext:value-type="string">
            <text:p>02</text:p>
          </table:table-cell>
          <table:table-cell table:formula="of:=DEC2BIN(MOD(HEX2DEC(MID([.B30];5;1));4);2)" office:value-type="string" office:string-value="00" calcext:value-type="string">
            <text:p>00</text:p>
          </table:table-cell>
          <table:table-cell table:formula="of:=COM.MICROSOFT.IFS([.J30]=&quot;01&quot;;&quot;CMD&quot;;[.J30]=&quot;00&quot;;&quot;REQ&quot;;[.J30]=&quot;10&quot;;&quot;EVT&quot;;[.J30]=&quot;11&quot;;&quot;ACK&quot;)" office:value-type="string" office:string-value="REQ" calcext:value-type="string">
            <text:p>REQ</text:p>
          </table:table-cell>
          <table:table-cell table:formula="of:=MID(TRIM([.B30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6.144928e-01</text:p>
          </table:table-cell>
          <table:table-cell office:value-type="string" calcext:value-type="string">
            <text:p><text:s/>120B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8 <text:s/>00 <text:s/>00 <text:s/>00 <text:s/>00 <text:s/>00 <text:s/>E8 <text:s/>C3 </text:p>
          </table:table-cell>
          <table:table-cell office:value-type="string" calcext:value-type="string">
            <text:p><text:s/>2AFF</text:p>
          </table:table-cell>
          <table:table-cell table:formula="of:=HEX2DEC(TRIM([.B31]))" office:value-type="float" office:value="302760102" calcext:value-type="float">
            <text:p>302760102</text:p>
          </table:table-cell>
          <table:table-cell/>
          <table:table-cell table:formula="of:=DEC2HEX(MOD(HEX2DEC(MID(TRIM([.B31]);1;2));16))" office:value-type="string" office:string-value="2" calcext:value-type="string">
            <text:p>2</text:p>
          </table:table-cell>
          <table:table-cell table:formula="of:=DEC2HEX(INT(HEX2DEC(MID(TRIM([.B31]);3;2))/4);2)" office:value-type="string" office:string-value="02" calcext:value-type="string">
            <text:p>02</text:p>
          </table:table-cell>
          <table:table-cell table:formula="of:=DEC2BIN(MOD(HEX2DEC(MID([.B31];5;1));4);2)" office:value-type="string" office:string-value="11" calcext:value-type="string">
            <text:p>11</text:p>
          </table:table-cell>
          <table:table-cell table:formula="of:=COM.MICROSOFT.IFS([.J31]=&quot;01&quot;;&quot;CMD&quot;;[.J31]=&quot;00&quot;;&quot;REQ&quot;;[.J31]=&quot;10&quot;;&quot;EVT&quot;;[.J31]=&quot;11&quot;;&quot;ACK&quot;)" office:value-type="string" office:string-value="ACK" calcext:value-type="string">
            <text:p>ACK</text:p>
          </table:table-cell>
          <table:table-cell table:formula="of:=MID(TRIM([.B31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7.137408e-01</text:p>
          </table:table-cell>
          <table:table-cell office:value-type="string" calcext:value-type="string">
            <text:p><text:s/>120CC3E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8 <text:s/>00 </text:p>
          </table:table-cell>
          <table:table-cell office:value-type="float" office:value="2576" calcext:value-type="float">
            <text:p>2576</text:p>
          </table:table-cell>
          <table:table-cell table:formula="of:=HEX2DEC(TRIM([.B32]))" office:value-type="float" office:value="302826472" calcext:value-type="float">
            <text:p>302826472</text:p>
          </table:table-cell>
          <table:table-cell/>
          <table:table-cell table:formula="of:=DEC2HEX(MOD(HEX2DEC(MID(TRIM([.B32]);1;2));16))" office:value-type="string" office:string-value="2" calcext:value-type="string">
            <text:p>2</text:p>
          </table:table-cell>
          <table:table-cell table:formula="of:=DEC2HEX(INT(HEX2DEC(MID(TRIM([.B32]);3;2))/4);2)" office:value-type="string" office:string-value="03" calcext:value-type="string">
            <text:p>03</text:p>
          </table:table-cell>
          <table:table-cell table:formula="of:=DEC2BIN(MOD(HEX2DEC(MID([.B32];5;1));4);2)" office:value-type="string" office:string-value="00" calcext:value-type="string">
            <text:p>00</text:p>
          </table:table-cell>
          <table:table-cell table:formula="of:=COM.MICROSOFT.IFS([.J32]=&quot;01&quot;;&quot;CMD&quot;;[.J32]=&quot;00&quot;;&quot;REQ&quot;;[.J32]=&quot;10&quot;;&quot;EVT&quot;;[.J32]=&quot;11&quot;;&quot;ACK&quot;)" office:value-type="string" office:string-value="REQ" calcext:value-type="string">
            <text:p>REQ</text:p>
          </table:table-cell>
          <table:table-cell table:formula="of:=MID(TRIM([.B32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7.145184e-01</text:p>
          </table:table-cell>
          <table:table-cell office:value-type="string" calcext:value-type="string">
            <text:p><text:s/>120F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8 <text:s/>00 <text:s/>01 <text:s/>00 <text:s/>00 <text:s/>00 <text:s/>E8 <text:s/>C3 </text:p>
          </table:table-cell>
          <table:table-cell office:value-type="float" office:value="1514" calcext:value-type="float">
            <text:p>1514</text:p>
          </table:table-cell>
          <table:table-cell table:formula="of:=HEX2DEC(TRIM([.B33]))" office:value-type="float" office:value="303022246" calcext:value-type="float">
            <text:p>303022246</text:p>
          </table:table-cell>
          <table:table-cell/>
          <table:table-cell table:formula="of:=DEC2HEX(MOD(HEX2DEC(MID(TRIM([.B33]);1;2));16))" office:value-type="string" office:string-value="2" calcext:value-type="string">
            <text:p>2</text:p>
          </table:table-cell>
          <table:table-cell table:formula="of:=DEC2HEX(INT(HEX2DEC(MID(TRIM([.B33]);3;2))/4);2)" office:value-type="string" office:string-value="03" calcext:value-type="string">
            <text:p>03</text:p>
          </table:table-cell>
          <table:table-cell table:formula="of:=DEC2BIN(MOD(HEX2DEC(MID([.B33];5;1));4);2)" office:value-type="string" office:string-value="11" calcext:value-type="string">
            <text:p>11</text:p>
          </table:table-cell>
          <table:table-cell table:formula="of:=COM.MICROSOFT.IFS([.J33]=&quot;01&quot;;&quot;CMD&quot;;[.J33]=&quot;00&quot;;&quot;REQ&quot;;[.J33]=&quot;10&quot;;&quot;EVT&quot;;[.J33]=&quot;11&quot;;&quot;ACK&quot;)" office:value-type="string" office:string-value="ACK" calcext:value-type="string">
            <text:p>ACK</text:p>
          </table:table-cell>
          <table:table-cell table:formula="of:=MID(TRIM([.B33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7.157424e-01</text:p>
          </table:table-cell>
          <table:table-cell office:value-type="string" calcext:value-type="string">
            <text:p><text:s/>1214C3E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8 <text:s/>00 <text:s/>01 <text:s/>00 </text:p>
          </table:table-cell>
          <table:table-cell office:value-type="string" calcext:value-type="string">
            <text:p><text:s/>4B8F</text:p>
          </table:table-cell>
          <table:table-cell table:formula="of:=HEX2DEC(TRIM([.B34]))" office:value-type="float" office:value="303350760" calcext:value-type="float">
            <text:p>303350760</text:p>
          </table:table-cell>
          <table:table-cell/>
          <table:table-cell table:formula="of:=DEC2HEX(MOD(HEX2DEC(MID(TRIM([.B34]);1;2));16))" office:value-type="string" office:string-value="2" calcext:value-type="string">
            <text:p>2</text:p>
          </table:table-cell>
          <table:table-cell table:formula="of:=DEC2HEX(INT(HEX2DEC(MID(TRIM([.B34]);3;2))/4);2)" office:value-type="string" office:string-value="05" calcext:value-type="string">
            <text:p>05</text:p>
          </table:table-cell>
          <table:table-cell table:formula="of:=DEC2BIN(MOD(HEX2DEC(MID([.B34];5;1));4);2)" office:value-type="string" office:string-value="00" calcext:value-type="string">
            <text:p>00</text:p>
          </table:table-cell>
          <table:table-cell table:formula="of:=COM.MICROSOFT.IFS([.J34]=&quot;01&quot;;&quot;CMD&quot;;[.J34]=&quot;00&quot;;&quot;REQ&quot;;[.J34]=&quot;10&quot;;&quot;EVT&quot;;[.J34]=&quot;11&quot;;&quot;ACK&quot;)" office:value-type="string" office:string-value="REQ" calcext:value-type="string">
            <text:p>REQ</text:p>
          </table:table-cell>
          <table:table-cell table:formula="of:=MID(TRIM([.B34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7.166304e-01</text:p>
          </table:table-cell>
          <table:table-cell office:value-type="string" calcext:value-type="string">
            <text:p><text:s/>1217C0A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8 <text:s/>00 <text:s/>01 <text:s/>00 <text:s/>00 <text:s/>00 </text:p>
          </table:table-cell>
          <table:table-cell office:value-type="string" calcext:value-type="string">
            <text:p><text:s/>649D</text:p>
          </table:table-cell>
          <table:table-cell table:formula="of:=HEX2DEC(TRIM([.B35]))" office:value-type="float" office:value="303546534" calcext:value-type="float">
            <text:p>303546534</text:p>
          </table:table-cell>
          <table:table-cell/>
          <table:table-cell table:formula="of:=DEC2HEX(MOD(HEX2DEC(MID(TRIM([.B35]);1;2));16))" office:value-type="string" office:string-value="2" calcext:value-type="string">
            <text:p>2</text:p>
          </table:table-cell>
          <table:table-cell table:formula="of:=DEC2HEX(INT(HEX2DEC(MID(TRIM([.B35]);3;2))/4);2)" office:value-type="string" office:string-value="05" calcext:value-type="string">
            <text:p>05</text:p>
          </table:table-cell>
          <table:table-cell table:formula="of:=DEC2BIN(MOD(HEX2DEC(MID([.B35];5;1));4);2)" office:value-type="string" office:string-value="11" calcext:value-type="string">
            <text:p>11</text:p>
          </table:table-cell>
          <table:table-cell table:formula="of:=COM.MICROSOFT.IFS([.J35]=&quot;01&quot;;&quot;CMD&quot;;[.J35]=&quot;00&quot;;&quot;REQ&quot;;[.J35]=&quot;10&quot;;&quot;EVT&quot;;[.J35]=&quot;11&quot;;&quot;ACK&quot;)" office:value-type="string" office:string-value="ACK" calcext:value-type="string">
            <text:p>ACK</text:p>
          </table:table-cell>
          <table:table-cell table:formula="of:=MID(TRIM([.B35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7.177440e-01</text:p>
          </table:table-cell>
          <table:table-cell office:value-type="string" calcext:value-type="string">
            <text:p><text:s/>1214C3E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8 <text:s/>00 <text:s/>02 <text:s/>00 </text:p>
          </table:table-cell>
          <table:table-cell office:value-type="string" calcext:value-type="string">
            <text:p><text:s/>427C</text:p>
          </table:table-cell>
          <table:table-cell table:formula="of:=HEX2DEC(TRIM([.B36]))" office:value-type="float" office:value="303350760" calcext:value-type="float">
            <text:p>303350760</text:p>
          </table:table-cell>
          <table:table-cell/>
          <table:table-cell table:formula="of:=DEC2HEX(MOD(HEX2DEC(MID(TRIM([.B36]);1;2));16))" office:value-type="string" office:string-value="2" calcext:value-type="string">
            <text:p>2</text:p>
          </table:table-cell>
          <table:table-cell table:formula="of:=DEC2HEX(INT(HEX2DEC(MID(TRIM([.B36]);3;2))/4);2)" office:value-type="string" office:string-value="05" calcext:value-type="string">
            <text:p>05</text:p>
          </table:table-cell>
          <table:table-cell table:formula="of:=DEC2BIN(MOD(HEX2DEC(MID([.B36];5;1));4);2)" office:value-type="string" office:string-value="00" calcext:value-type="string">
            <text:p>00</text:p>
          </table:table-cell>
          <table:table-cell table:formula="of:=COM.MICROSOFT.IFS([.J36]=&quot;01&quot;;&quot;CMD&quot;;[.J36]=&quot;00&quot;;&quot;REQ&quot;;[.J36]=&quot;10&quot;;&quot;EVT&quot;;[.J36]=&quot;11&quot;;&quot;ACK&quot;)" office:value-type="string" office:string-value="REQ" calcext:value-type="string">
            <text:p>REQ</text:p>
          </table:table-cell>
          <table:table-cell table:formula="of:=MID(TRIM([.B36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7.186320e-01</text:p>
          </table:table-cell>
          <table:table-cell office:value-type="string" calcext:value-type="string">
            <text:p><text:s/>1217C0A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8 <text:s/>00 <text:s/>02 <text:s/>00 <text:s/>00 <text:s/>00 </text:p>
          </table:table-cell>
          <table:table-cell office:value-type="float" office:value="4795" calcext:value-type="float">
            <text:p>4795</text:p>
          </table:table-cell>
          <table:table-cell table:formula="of:=HEX2DEC(TRIM([.B37]))" office:value-type="float" office:value="303546534" calcext:value-type="float">
            <text:p>303546534</text:p>
          </table:table-cell>
          <table:table-cell/>
          <table:table-cell table:formula="of:=DEC2HEX(MOD(HEX2DEC(MID(TRIM([.B37]);1;2));16))" office:value-type="string" office:string-value="2" calcext:value-type="string">
            <text:p>2</text:p>
          </table:table-cell>
          <table:table-cell table:formula="of:=DEC2HEX(INT(HEX2DEC(MID(TRIM([.B37]);3;2))/4);2)" office:value-type="string" office:string-value="05" calcext:value-type="string">
            <text:p>05</text:p>
          </table:table-cell>
          <table:table-cell table:formula="of:=DEC2BIN(MOD(HEX2DEC(MID([.B37];5;1));4);2)" office:value-type="string" office:string-value="11" calcext:value-type="string">
            <text:p>11</text:p>
          </table:table-cell>
          <table:table-cell table:formula="of:=COM.MICROSOFT.IFS([.J37]=&quot;01&quot;;&quot;CMD&quot;;[.J37]=&quot;00&quot;;&quot;REQ&quot;;[.J37]=&quot;10&quot;;&quot;EVT&quot;;[.J37]=&quot;11&quot;;&quot;ACK&quot;)" office:value-type="string" office:string-value="ACK" calcext:value-type="string">
            <text:p>ACK</text:p>
          </table:table-cell>
          <table:table-cell table:formula="of:=MID(TRIM([.B37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7.463440e-01</text:p>
          </table:table-cell>
          <table:table-cell office:value-type="string" calcext:value-type="string">
            <text:p><text:s/>180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2 <text:s/>00 <text:s/>00 <text:s/>01 <text:s/>A8 <text:s/>36 <text:s/>7B <text:s/>00 </text:p>
          </table:table-cell>
          <table:table-cell office:value-type="float" office:value="5836" calcext:value-type="float">
            <text:p>5836</text:p>
          </table:table-cell>
          <table:table-cell table:formula="of:=HEX2DEC(TRIM([.B38]))" office:value-type="float" office:value="402833574" calcext:value-type="float">
            <text:p>402833574</text:p>
          </table:table-cell>
          <table:table-cell/>
          <table:table-cell table:formula="of:=DEC2HEX(MOD(HEX2DEC(MID(TRIM([.B38]);1;2));16))" office:value-type="string" office:string-value="8" calcext:value-type="string">
            <text:p>8</text:p>
          </table:table-cell>
          <table:table-cell table:formula="of:=DEC2HEX(INT(HEX2DEC(MID(TRIM([.B38]);3;2))/4);2)" office:value-type="string" office:string-value="00" calcext:value-type="string">
            <text:p>00</text:p>
          </table:table-cell>
          <table:table-cell table:formula="of:=DEC2BIN(MOD(HEX2DEC(MID([.B38];5;1));4);2)" office:value-type="string" office:string-value="10" calcext:value-type="string">
            <text:p>10</text:p>
          </table:table-cell>
          <table:table-cell table:formula="of:=COM.MICROSOFT.IFS([.J38]=&quot;01&quot;;&quot;CMD&quot;;[.J38]=&quot;00&quot;;&quot;REQ&quot;;[.J38]=&quot;10&quot;;&quot;EVT&quot;;[.J38]=&quot;11&quot;;&quot;ACK&quot;)" office:value-type="string" office:string-value="EVT" calcext:value-type="string">
            <text:p>EVT</text:p>
          </table:table-cell>
          <table:table-cell table:formula="of:=MID(TRIM([.B38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8.607456e-01</text:p>
          </table:table-cell>
          <table:table-cell office:value-type="string" calcext:value-type="string">
            <text:p><text:s/>1241C3E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8 <text:s/>00 <text:s/>01 <text:s/>00 </text:p>
          </table:table-cell>
          <table:table-cell office:value-type="string" calcext:value-type="string">
            <text:p><text:s/>7AF</text:p>
          </table:table-cell>
          <table:table-cell table:formula="of:=HEX2DEC(TRIM([.B39]))" office:value-type="float" office:value="306299880" calcext:value-type="float">
            <text:p>306299880</text:p>
          </table:table-cell>
          <table:table-cell/>
          <table:table-cell table:formula="of:=DEC2HEX(MOD(HEX2DEC(MID(TRIM([.B39]);1;2));16))" office:value-type="string" office:string-value="2" calcext:value-type="string">
            <text:p>2</text:p>
          </table:table-cell>
          <table:table-cell table:formula="of:=DEC2HEX(INT(HEX2DEC(MID(TRIM([.B39]);3;2))/4);2)" office:value-type="string" office:string-value="10" calcext:value-type="string">
            <text:p>10</text:p>
          </table:table-cell>
          <table:table-cell table:formula="of:=DEC2BIN(MOD(HEX2DEC(MID([.B39];5;1));4);2)" office:value-type="string" office:string-value="01" calcext:value-type="string">
            <text:p>01</text:p>
          </table:table-cell>
          <table:table-cell table:formula="of:=COM.MICROSOFT.IFS([.J39]=&quot;01&quot;;&quot;CMD&quot;;[.J39]=&quot;00&quot;;&quot;REQ&quot;;[.J39]=&quot;10&quot;;&quot;EVT&quot;;[.J39]=&quot;11&quot;;&quot;ACK&quot;)" office:value-type="string" office:string-value="CMD" calcext:value-type="string">
            <text:p>CMD</text:p>
          </table:table-cell>
          <table:table-cell table:formula="of:=MID(TRIM([.B39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8.616016e-01</text:p>
          </table:table-cell>
          <table:table-cell office:value-type="string" calcext:value-type="string">
            <text:p><text:s/>1621C3E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C0 <text:s/>08 <text:s/>00 <text:s/>1C <text:s/>00 <text:s/>00 <text:s/>00 </text:p>
          </table:table-cell>
          <table:table-cell office:value-type="float" office:value="5363" calcext:value-type="float">
            <text:p>5363</text:p>
          </table:table-cell>
          <table:table-cell table:formula="of:=HEX2DEC(TRIM([.B40]))" office:value-type="float" office:value="371311592" calcext:value-type="float">
            <text:p>371311592</text:p>
          </table:table-cell>
          <table:table-cell/>
          <table:table-cell table:formula="of:=DEC2HEX(MOD(HEX2DEC(MID(TRIM([.B40]);1;2));16))" office:value-type="string" office:string-value="6" calcext:value-type="string">
            <text:p>6</text:p>
          </table:table-cell>
          <table:table-cell table:formula="of:=DEC2HEX(INT(HEX2DEC(MID(TRIM([.B40]);3;2))/4);2)" office:value-type="string" office:string-value="08" calcext:value-type="string">
            <text:p>08</text:p>
          </table:table-cell>
          <table:table-cell table:formula="of:=DEC2BIN(MOD(HEX2DEC(MID([.B40];5;1));4);2)" office:value-type="string" office:string-value="01" calcext:value-type="string">
            <text:p>01</text:p>
          </table:table-cell>
          <table:table-cell table:formula="of:=COM.MICROSOFT.IFS([.J40]=&quot;01&quot;;&quot;CMD&quot;;[.J40]=&quot;00&quot;;&quot;REQ&quot;;[.J40]=&quot;10&quot;;&quot;EVT&quot;;[.J40]=&quot;11&quot;;&quot;ACK&quot;)" office:value-type="string" office:string-value="CMD" calcext:value-type="string">
            <text:p>CMD</text:p>
          </table:table-cell>
          <table:table-cell table:formula="of:=MID(TRIM([.B40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8.627392e-01</text:p>
          </table:table-cell>
          <table:table-cell office:value-type="string" calcext:value-type="string">
            <text:p><text:s/>181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8 <text:s/>00 <text:s/>00 <text:s/>00 <text:s/>00 <text:s/>00 <text:s/>00 <text:s/>00 </text:p>
          </table:table-cell>
          <table:table-cell office:value-type="string" calcext:value-type="string">
            <text:p><text:s/>7AB</text:p>
          </table:table-cell>
          <table:table-cell table:formula="of:=HEX2DEC(TRIM([.B41]))" office:value-type="float" office:value="403882150" calcext:value-type="float">
            <text:p>403882150</text:p>
          </table:table-cell>
          <table:table-cell/>
          <table:table-cell table:formula="of:=DEC2HEX(MOD(HEX2DEC(MID(TRIM([.B41]);1;2));16))" office:value-type="string" office:string-value="8" calcext:value-type="string">
            <text:p>8</text:p>
          </table:table-cell>
          <table:table-cell table:formula="of:=DEC2HEX(INT(HEX2DEC(MID(TRIM([.B41]);3;2))/4);2)" office:value-type="string" office:string-value="04" calcext:value-type="string">
            <text:p>04</text:p>
          </table:table-cell>
          <table:table-cell table:formula="of:=DEC2BIN(MOD(HEX2DEC(MID([.B41];5;1));4);2)" office:value-type="string" office:string-value="10" calcext:value-type="string">
            <text:p>10</text:p>
          </table:table-cell>
          <table:table-cell table:formula="of:=COM.MICROSOFT.IFS([.J41]=&quot;01&quot;;&quot;CMD&quot;;[.J41]=&quot;00&quot;;&quot;REQ&quot;;[.J41]=&quot;10&quot;;&quot;EVT&quot;;[.J41]=&quot;11&quot;;&quot;ACK&quot;)" office:value-type="string" office:string-value="EVT" calcext:value-type="string">
            <text:p>EVT</text:p>
          </table:table-cell>
          <table:table-cell table:formula="of:=MID(TRIM([.B41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8.639072e-01</text:p>
          </table:table-cell>
          <table:table-cell office:value-type="string" calcext:value-type="string">
            <text:p><text:s/>160B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8 <text:s/>C3 <text:s/>1C <text:s/>00 <text:s/>00 <text:s/>00 <text:s/>10 <text:s/>00 </text:p>
          </table:table-cell>
          <table:table-cell office:value-type="float" office:value="2725" calcext:value-type="float">
            <text:p>2725</text:p>
          </table:table-cell>
          <table:table-cell table:formula="of:=HEX2DEC(TRIM([.B42]))" office:value-type="float" office:value="369868966" calcext:value-type="float">
            <text:p>369868966</text:p>
          </table:table-cell>
          <table:table-cell/>
          <table:table-cell table:formula="of:=DEC2HEX(MOD(HEX2DEC(MID(TRIM([.B42]);1;2));16))" office:value-type="string" office:string-value="6" calcext:value-type="string">
            <text:p>6</text:p>
          </table:table-cell>
          <table:table-cell table:formula="of:=DEC2HEX(INT(HEX2DEC(MID(TRIM([.B42]);3;2))/4);2)" office:value-type="string" office:string-value="02" calcext:value-type="string">
            <text:p>02</text:p>
          </table:table-cell>
          <table:table-cell table:formula="of:=DEC2BIN(MOD(HEX2DEC(MID([.B42];5;1));4);2)" office:value-type="string" office:string-value="11" calcext:value-type="string">
            <text:p>11</text:p>
          </table:table-cell>
          <table:table-cell table:formula="of:=COM.MICROSOFT.IFS([.J42]=&quot;01&quot;;&quot;CMD&quot;;[.J42]=&quot;00&quot;;&quot;REQ&quot;;[.J42]=&quot;10&quot;;&quot;EVT&quot;;[.J42]=&quot;11&quot;;&quot;ACK&quot;)" office:value-type="string" office:string-value="ACK" calcext:value-type="string">
            <text:p>ACK</text:p>
          </table:table-cell>
          <table:table-cell table:formula="of:=MID(TRIM([.B42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9.212592e-01</text:p>
          </table:table-cell>
          <table:table-cell office:value-type="string" calcext:value-type="string">
            <text:p><text:s/>162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C0 <text:s/>08 <text:s/>00 <text:s/>1C <text:s/>00 <text:s/>00 <text:s/>03 </text:p>
          </table:table-cell>
          <table:table-cell office:value-type="string" calcext:value-type="string">
            <text:p><text:s/>A2D</text:p>
          </table:table-cell>
          <table:table-cell table:formula="of:=HEX2DEC(TRIM([.B43]))" office:value-type="float" office:value="371376294" calcext:value-type="float">
            <text:p>371376294</text:p>
          </table:table-cell>
          <table:table-cell/>
          <table:table-cell table:formula="of:=DEC2HEX(MOD(HEX2DEC(MID(TRIM([.B43]);1;2));16))" office:value-type="string" office:string-value="6" calcext:value-type="string">
            <text:p>6</text:p>
          </table:table-cell>
          <table:table-cell table:formula="of:=DEC2HEX(INT(HEX2DEC(MID(TRIM([.B43]);3;2))/4);2)" office:value-type="string" office:string-value="08" calcext:value-type="string">
            <text:p>08</text:p>
          </table:table-cell>
          <table:table-cell table:formula="of:=DEC2BIN(MOD(HEX2DEC(MID([.B43];5;1));4);2)" office:value-type="string" office:string-value="10" calcext:value-type="string">
            <text:p>10</text:p>
          </table:table-cell>
          <table:table-cell table:formula="of:=COM.MICROSOFT.IFS([.J43]=&quot;01&quot;;&quot;CMD&quot;;[.J43]=&quot;00&quot;;&quot;REQ&quot;;[.J43]=&quot;10&quot;;&quot;EVT&quot;;[.J43]=&quot;11&quot;;&quot;ACK&quot;)" office:value-type="string" office:string-value="EVT" calcext:value-type="string">
            <text:p>EVT</text:p>
          </table:table-cell>
          <table:table-cell table:formula="of:=MID(TRIM([.B43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032747e+00</text:p>
          </table:table-cell>
          <table:table-cell office:value-type="string" calcext:value-type="string">
            <text:p><text:s/>1241C3E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8 <text:s/>00 <text:s/>01 <text:s/>00 </text:p>
          </table:table-cell>
          <table:table-cell office:value-type="string" calcext:value-type="string">
            <text:p><text:s/>7AF</text:p>
          </table:table-cell>
          <table:table-cell table:formula="of:=HEX2DEC(TRIM([.B44]))" office:value-type="float" office:value="306299880" calcext:value-type="float">
            <text:p>306299880</text:p>
          </table:table-cell>
          <table:table-cell/>
          <table:table-cell table:formula="of:=DEC2HEX(MOD(HEX2DEC(MID(TRIM([.B44]);1;2));16))" office:value-type="string" office:string-value="2" calcext:value-type="string">
            <text:p>2</text:p>
          </table:table-cell>
          <table:table-cell table:formula="of:=DEC2HEX(INT(HEX2DEC(MID(TRIM([.B44]);3;2))/4);2)" office:value-type="string" office:string-value="10" calcext:value-type="string">
            <text:p>10</text:p>
          </table:table-cell>
          <table:table-cell table:formula="of:=DEC2BIN(MOD(HEX2DEC(MID([.B44];5;1));4);2)" office:value-type="string" office:string-value="01" calcext:value-type="string">
            <text:p>01</text:p>
          </table:table-cell>
          <table:table-cell table:formula="of:=COM.MICROSOFT.IFS([.J44]=&quot;01&quot;;&quot;CMD&quot;;[.J44]=&quot;00&quot;;&quot;REQ&quot;;[.J44]=&quot;10&quot;;&quot;EVT&quot;;[.J44]=&quot;11&quot;;&quot;ACK&quot;)" office:value-type="string" office:string-value="CMD" calcext:value-type="string">
            <text:p>CMD</text:p>
          </table:table-cell>
          <table:table-cell table:formula="of:=MID(TRIM([.B44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1.033603e+00</text:p>
          </table:table-cell>
          <table:table-cell office:value-type="string" calcext:value-type="string">
            <text:p><text:s/>1621C3E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C0 <text:s/>08 <text:s/>00 <text:s/>1C <text:s/>00 <text:s/>00 <text:s/>00 </text:p>
          </table:table-cell>
          <table:table-cell office:value-type="float" office:value="5363" calcext:value-type="float">
            <text:p>5363</text:p>
          </table:table-cell>
          <table:table-cell table:formula="of:=HEX2DEC(TRIM([.B45]))" office:value-type="float" office:value="371311592" calcext:value-type="float">
            <text:p>371311592</text:p>
          </table:table-cell>
          <table:table-cell/>
          <table:table-cell table:formula="of:=DEC2HEX(MOD(HEX2DEC(MID(TRIM([.B45]);1;2));16))" office:value-type="string" office:string-value="6" calcext:value-type="string">
            <text:p>6</text:p>
          </table:table-cell>
          <table:table-cell table:formula="of:=DEC2HEX(INT(HEX2DEC(MID(TRIM([.B45]);3;2))/4);2)" office:value-type="string" office:string-value="08" calcext:value-type="string">
            <text:p>08</text:p>
          </table:table-cell>
          <table:table-cell table:formula="of:=DEC2BIN(MOD(HEX2DEC(MID([.B45];5;1));4);2)" office:value-type="string" office:string-value="01" calcext:value-type="string">
            <text:p>01</text:p>
          </table:table-cell>
          <table:table-cell table:formula="of:=COM.MICROSOFT.IFS([.J45]=&quot;01&quot;;&quot;CMD&quot;;[.J45]=&quot;00&quot;;&quot;REQ&quot;;[.J45]=&quot;10&quot;;&quot;EVT&quot;;[.J45]=&quot;11&quot;;&quot;ACK&quot;)" office:value-type="string" office:string-value="CMD" calcext:value-type="string">
            <text:p>CMD</text:p>
          </table:table-cell>
          <table:table-cell table:formula="of:=MID(TRIM([.B45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1.034741e+00</text:p>
          </table:table-cell>
          <table:table-cell office:value-type="string" calcext:value-type="string">
            <text:p><text:s/>181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8 <text:s/>00 <text:s/>00 <text:s/>00 <text:s/>00 <text:s/>00 <text:s/>00 <text:s/>00 </text:p>
          </table:table-cell>
          <table:table-cell office:value-type="string" calcext:value-type="string">
            <text:p><text:s/>7AB</text:p>
          </table:table-cell>
          <table:table-cell table:formula="of:=HEX2DEC(TRIM([.B46]))" office:value-type="float" office:value="403882150" calcext:value-type="float">
            <text:p>403882150</text:p>
          </table:table-cell>
          <table:table-cell/>
          <table:table-cell table:formula="of:=DEC2HEX(MOD(HEX2DEC(MID(TRIM([.B46]);1;2));16))" office:value-type="string" office:string-value="8" calcext:value-type="string">
            <text:p>8</text:p>
          </table:table-cell>
          <table:table-cell table:formula="of:=DEC2HEX(INT(HEX2DEC(MID(TRIM([.B46]);3;2))/4);2)" office:value-type="string" office:string-value="04" calcext:value-type="string">
            <text:p>04</text:p>
          </table:table-cell>
          <table:table-cell table:formula="of:=DEC2BIN(MOD(HEX2DEC(MID([.B46];5;1));4);2)" office:value-type="string" office:string-value="10" calcext:value-type="string">
            <text:p>10</text:p>
          </table:table-cell>
          <table:table-cell table:formula="of:=COM.MICROSOFT.IFS([.J46]=&quot;01&quot;;&quot;CMD&quot;;[.J46]=&quot;00&quot;;&quot;REQ&quot;;[.J46]=&quot;10&quot;;&quot;EVT&quot;;[.J46]=&quot;11&quot;;&quot;ACK&quot;)" office:value-type="string" office:string-value="EVT" calcext:value-type="string">
            <text:p>EVT</text:p>
          </table:table-cell>
          <table:table-cell table:formula="of:=MID(TRIM([.B46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035909e+00</text:p>
          </table:table-cell>
          <table:table-cell office:value-type="string" calcext:value-type="string">
            <text:p><text:s/>160B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8 <text:s/>C3 <text:s/>1C <text:s/>00 <text:s/>00 <text:s/>00 <text:s/>10 <text:s/>00 </text:p>
          </table:table-cell>
          <table:table-cell office:value-type="float" office:value="2725" calcext:value-type="float">
            <text:p>2725</text:p>
          </table:table-cell>
          <table:table-cell table:formula="of:=HEX2DEC(TRIM([.B47]))" office:value-type="float" office:value="369868966" calcext:value-type="float">
            <text:p>369868966</text:p>
          </table:table-cell>
          <table:table-cell/>
          <table:table-cell table:formula="of:=DEC2HEX(MOD(HEX2DEC(MID(TRIM([.B47]);1;2));16))" office:value-type="string" office:string-value="6" calcext:value-type="string">
            <text:p>6</text:p>
          </table:table-cell>
          <table:table-cell table:formula="of:=DEC2HEX(INT(HEX2DEC(MID(TRIM([.B47]);3;2))/4);2)" office:value-type="string" office:string-value="02" calcext:value-type="string">
            <text:p>02</text:p>
          </table:table-cell>
          <table:table-cell table:formula="of:=DEC2BIN(MOD(HEX2DEC(MID([.B47];5;1));4);2)" office:value-type="string" office:string-value="11" calcext:value-type="string">
            <text:p>11</text:p>
          </table:table-cell>
          <table:table-cell table:formula="of:=COM.MICROSOFT.IFS([.J47]=&quot;01&quot;;&quot;CMD&quot;;[.J47]=&quot;00&quot;;&quot;REQ&quot;;[.J47]=&quot;10&quot;;&quot;EVT&quot;;[.J47]=&quot;11&quot;;&quot;ACK&quot;)" office:value-type="string" office:string-value="ACK" calcext:value-type="string">
            <text:p>ACK</text:p>
          </table:table-cell>
          <table:table-cell table:formula="of:=MID(TRIM([.B47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068165e+00</text:p>
          </table:table-cell>
          <table:table-cell office:value-type="string" calcext:value-type="string">
            <text:p><text:s/>1A0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78 <text:s/>DF <text:s/>10 <text:s/>00 <text:s/>10 <text:s/>00 <text:s/>00 </text:p>
          </table:table-cell>
          <table:table-cell office:value-type="string" calcext:value-type="string">
            <text:p><text:s/>1FB5</text:p>
          </table:table-cell>
          <table:table-cell table:formula="of:=HEX2DEC(TRIM([.B48]))" office:value-type="float" office:value="436388006" calcext:value-type="float">
            <text:p>436388006</text:p>
          </table:table-cell>
          <table:table-cell/>
          <table:table-cell table:formula="of:=DEC2HEX(MOD(HEX2DEC(MID(TRIM([.B48]);1;2));16))" office:value-type="string" office:string-value="A" calcext:value-type="string">
            <text:p>A</text:p>
          </table:table-cell>
          <table:table-cell table:formula="of:=DEC2HEX(INT(HEX2DEC(MID(TRIM([.B48]);3;2))/4);2)" office:value-type="string" office:string-value="00" calcext:value-type="string">
            <text:p>00</text:p>
          </table:table-cell>
          <table:table-cell table:formula="of:=DEC2BIN(MOD(HEX2DEC(MID([.B48];5;1));4);2)" office:value-type="string" office:string-value="10" calcext:value-type="string">
            <text:p>10</text:p>
          </table:table-cell>
          <table:table-cell table:formula="of:=COM.MICROSOFT.IFS([.J48]=&quot;01&quot;;&quot;CMD&quot;;[.J48]=&quot;00&quot;;&quot;REQ&quot;;[.J48]=&quot;10&quot;;&quot;EVT&quot;;[.J48]=&quot;11&quot;;&quot;ACK&quot;)" office:value-type="string" office:string-value="EVT" calcext:value-type="string">
            <text:p>EVT</text:p>
          </table:table-cell>
          <table:table-cell table:formula="of:=MID(TRIM([.B48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093013e+00</text:p>
          </table:table-cell>
          <table:table-cell office:value-type="string" calcext:value-type="string">
            <text:p><text:s/>162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C0 <text:s/>08 <text:s/>00 <text:s/>1C <text:s/>00 <text:s/>00 <text:s/>03 </text:p>
          </table:table-cell>
          <table:table-cell office:value-type="string" calcext:value-type="string">
            <text:p><text:s/>A2D</text:p>
          </table:table-cell>
          <table:table-cell table:formula="of:=HEX2DEC(TRIM([.B49]))" office:value-type="float" office:value="371376294" calcext:value-type="float">
            <text:p>371376294</text:p>
          </table:table-cell>
          <table:table-cell/>
          <table:table-cell table:formula="of:=DEC2HEX(MOD(HEX2DEC(MID(TRIM([.B49]);1;2));16))" office:value-type="string" office:string-value="6" calcext:value-type="string">
            <text:p>6</text:p>
          </table:table-cell>
          <table:table-cell table:formula="of:=DEC2HEX(INT(HEX2DEC(MID(TRIM([.B49]);3;2))/4);2)" office:value-type="string" office:string-value="08" calcext:value-type="string">
            <text:p>08</text:p>
          </table:table-cell>
          <table:table-cell table:formula="of:=DEC2BIN(MOD(HEX2DEC(MID([.B49];5;1));4);2)" office:value-type="string" office:string-value="10" calcext:value-type="string">
            <text:p>10</text:p>
          </table:table-cell>
          <table:table-cell table:formula="of:=COM.MICROSOFT.IFS([.J49]=&quot;01&quot;;&quot;CMD&quot;;[.J49]=&quot;00&quot;;&quot;REQ&quot;;[.J49]=&quot;10&quot;;&quot;EVT&quot;;[.J49]=&quot;11&quot;;&quot;ACK&quot;)" office:value-type="string" office:string-value="EVT" calcext:value-type="string">
            <text:p>EVT</text:p>
          </table:table-cell>
          <table:table-cell table:formula="of:=MID(TRIM([.B49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267749e+00</text:p>
          </table:table-cell>
          <table:table-cell office:value-type="string" calcext:value-type="string">
            <text:p><text:s/>1241C3E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8 <text:s/>00 <text:s/>01 <text:s/>00 </text:p>
          </table:table-cell>
          <table:table-cell office:value-type="string" calcext:value-type="string">
            <text:p><text:s/>7AF</text:p>
          </table:table-cell>
          <table:table-cell table:formula="of:=HEX2DEC(TRIM([.B50]))" office:value-type="float" office:value="306299880" calcext:value-type="float">
            <text:p>306299880</text:p>
          </table:table-cell>
          <table:table-cell/>
          <table:table-cell table:formula="of:=DEC2HEX(MOD(HEX2DEC(MID(TRIM([.B50]);1;2));16))" office:value-type="string" office:string-value="2" calcext:value-type="string">
            <text:p>2</text:p>
          </table:table-cell>
          <table:table-cell table:formula="of:=DEC2HEX(INT(HEX2DEC(MID(TRIM([.B50]);3;2))/4);2)" office:value-type="string" office:string-value="10" calcext:value-type="string">
            <text:p>10</text:p>
          </table:table-cell>
          <table:table-cell table:formula="of:=DEC2BIN(MOD(HEX2DEC(MID([.B50];5;1));4);2)" office:value-type="string" office:string-value="01" calcext:value-type="string">
            <text:p>01</text:p>
          </table:table-cell>
          <table:table-cell table:formula="of:=COM.MICROSOFT.IFS([.J50]=&quot;01&quot;;&quot;CMD&quot;;[.J50]=&quot;00&quot;;&quot;REQ&quot;;[.J50]=&quot;10&quot;;&quot;EVT&quot;;[.J50]=&quot;11&quot;;&quot;ACK&quot;)" office:value-type="string" office:string-value="CMD" calcext:value-type="string">
            <text:p>CMD</text:p>
          </table:table-cell>
          <table:table-cell table:formula="of:=MID(TRIM([.B50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1.268606e+00</text:p>
          </table:table-cell>
          <table:table-cell office:value-type="string" calcext:value-type="string">
            <text:p><text:s/>1621C3E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C0 <text:s/>08 <text:s/>00 <text:s/>08 <text:s/>00 <text:s/>00 <text:s/>00 </text:p>
          </table:table-cell>
          <table:table-cell office:value-type="string" calcext:value-type="string">
            <text:p><text:s/>4C31</text:p>
          </table:table-cell>
          <table:table-cell table:formula="of:=HEX2DEC(TRIM([.B51]))" office:value-type="float" office:value="371311592" calcext:value-type="float">
            <text:p>371311592</text:p>
          </table:table-cell>
          <table:table-cell/>
          <table:table-cell table:formula="of:=DEC2HEX(MOD(HEX2DEC(MID(TRIM([.B51]);1;2));16))" office:value-type="string" office:string-value="6" calcext:value-type="string">
            <text:p>6</text:p>
          </table:table-cell>
          <table:table-cell table:formula="of:=DEC2HEX(INT(HEX2DEC(MID(TRIM([.B51]);3;2))/4);2)" office:value-type="string" office:string-value="08" calcext:value-type="string">
            <text:p>08</text:p>
          </table:table-cell>
          <table:table-cell table:formula="of:=DEC2BIN(MOD(HEX2DEC(MID([.B51];5;1));4);2)" office:value-type="string" office:string-value="01" calcext:value-type="string">
            <text:p>01</text:p>
          </table:table-cell>
          <table:table-cell table:formula="of:=COM.MICROSOFT.IFS([.J51]=&quot;01&quot;;&quot;CMD&quot;;[.J51]=&quot;00&quot;;&quot;REQ&quot;;[.J51]=&quot;10&quot;;&quot;EVT&quot;;[.J51]=&quot;11&quot;;&quot;ACK&quot;)" office:value-type="string" office:string-value="CMD" calcext:value-type="string">
            <text:p>CMD</text:p>
          </table:table-cell>
          <table:table-cell table:formula="of:=MID(TRIM([.B51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1.269750e+00</text:p>
          </table:table-cell>
          <table:table-cell office:value-type="string" calcext:value-type="string">
            <text:p><text:s/>181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8 <text:s/>00 <text:s/>00 <text:s/>00 <text:s/>00 <text:s/>00 <text:s/>00 <text:s/>00 </text:p>
          </table:table-cell>
          <table:table-cell office:value-type="string" calcext:value-type="string">
            <text:p><text:s/>7AB</text:p>
          </table:table-cell>
          <table:table-cell table:formula="of:=HEX2DEC(TRIM([.B52]))" office:value-type="float" office:value="403882150" calcext:value-type="float">
            <text:p>403882150</text:p>
          </table:table-cell>
          <table:table-cell/>
          <table:table-cell table:formula="of:=DEC2HEX(MOD(HEX2DEC(MID(TRIM([.B52]);1;2));16))" office:value-type="string" office:string-value="8" calcext:value-type="string">
            <text:p>8</text:p>
          </table:table-cell>
          <table:table-cell table:formula="of:=DEC2HEX(INT(HEX2DEC(MID(TRIM([.B52]);3;2))/4);2)" office:value-type="string" office:string-value="04" calcext:value-type="string">
            <text:p>04</text:p>
          </table:table-cell>
          <table:table-cell table:formula="of:=DEC2BIN(MOD(HEX2DEC(MID([.B52];5;1));4);2)" office:value-type="string" office:string-value="10" calcext:value-type="string">
            <text:p>10</text:p>
          </table:table-cell>
          <table:table-cell table:formula="of:=COM.MICROSOFT.IFS([.J52]=&quot;01&quot;;&quot;CMD&quot;;[.J52]=&quot;00&quot;;&quot;REQ&quot;;[.J52]=&quot;10&quot;;&quot;EVT&quot;;[.J52]=&quot;11&quot;;&quot;ACK&quot;)" office:value-type="string" office:string-value="EVT" calcext:value-type="string">
            <text:p>EVT</text:p>
          </table:table-cell>
          <table:table-cell table:formula="of:=MID(TRIM([.B52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270918e+00</text:p>
          </table:table-cell>
          <table:table-cell office:value-type="string" calcext:value-type="string">
            <text:p><text:s/>160B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8 <text:s/>C3 <text:s/>08 <text:s/>00 <text:s/>00 <text:s/>00 <text:s/>10 <text:s/>00 </text:p>
          </table:table-cell>
          <table:table-cell office:value-type="float" office:value="3667" calcext:value-type="float">
            <text:p>3667</text:p>
          </table:table-cell>
          <table:table-cell table:formula="of:=HEX2DEC(TRIM([.B53]))" office:value-type="float" office:value="369868966" calcext:value-type="float">
            <text:p>369868966</text:p>
          </table:table-cell>
          <table:table-cell/>
          <table:table-cell table:formula="of:=DEC2HEX(MOD(HEX2DEC(MID(TRIM([.B53]);1;2));16))" office:value-type="string" office:string-value="6" calcext:value-type="string">
            <text:p>6</text:p>
          </table:table-cell>
          <table:table-cell table:formula="of:=DEC2HEX(INT(HEX2DEC(MID(TRIM([.B53]);3;2))/4);2)" office:value-type="string" office:string-value="02" calcext:value-type="string">
            <text:p>02</text:p>
          </table:table-cell>
          <table:table-cell table:formula="of:=DEC2BIN(MOD(HEX2DEC(MID([.B53];5;1));4);2)" office:value-type="string" office:string-value="11" calcext:value-type="string">
            <text:p>11</text:p>
          </table:table-cell>
          <table:table-cell table:formula="of:=COM.MICROSOFT.IFS([.J53]=&quot;01&quot;;&quot;CMD&quot;;[.J53]=&quot;00&quot;;&quot;REQ&quot;;[.J53]=&quot;10&quot;;&quot;EVT&quot;;[.J53]=&quot;11&quot;;&quot;ACK&quot;)" office:value-type="string" office:string-value="ACK" calcext:value-type="string">
            <text:p>ACK</text:p>
          </table:table-cell>
          <table:table-cell table:formula="of:=MID(TRIM([.B53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315350e+00</text:p>
          </table:table-cell>
          <table:table-cell office:value-type="string" calcext:value-type="string">
            <text:p><text:s/>162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C0 <text:s/>08 <text:s/>00 <text:s/>08 <text:s/>00 <text:s/>00 <text:s/>91 </text:p>
          </table:table-cell>
          <table:table-cell office:value-type="float" office:value="5450" calcext:value-type="float">
            <text:p>5450</text:p>
          </table:table-cell>
          <table:table-cell table:formula="of:=HEX2DEC(TRIM([.B54]))" office:value-type="float" office:value="371376294" calcext:value-type="float">
            <text:p>371376294</text:p>
          </table:table-cell>
          <table:table-cell/>
          <table:table-cell table:formula="of:=DEC2HEX(MOD(HEX2DEC(MID(TRIM([.B54]);1;2));16))" office:value-type="string" office:string-value="6" calcext:value-type="string">
            <text:p>6</text:p>
          </table:table-cell>
          <table:table-cell table:formula="of:=DEC2HEX(INT(HEX2DEC(MID(TRIM([.B54]);3;2))/4);2)" office:value-type="string" office:string-value="08" calcext:value-type="string">
            <text:p>08</text:p>
          </table:table-cell>
          <table:table-cell table:formula="of:=DEC2BIN(MOD(HEX2DEC(MID([.B54];5;1));4);2)" office:value-type="string" office:string-value="10" calcext:value-type="string">
            <text:p>10</text:p>
          </table:table-cell>
          <table:table-cell table:formula="of:=COM.MICROSOFT.IFS([.J54]=&quot;01&quot;;&quot;CMD&quot;;[.J54]=&quot;00&quot;;&quot;REQ&quot;;[.J54]=&quot;10&quot;;&quot;EVT&quot;;[.J54]=&quot;11&quot;;&quot;ACK&quot;)" office:value-type="string" office:string-value="EVT" calcext:value-type="string">
            <text:p>EVT</text:p>
          </table:table-cell>
          <table:table-cell table:formula="of:=MID(TRIM([.B54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370590e+00</text:p>
          </table:table-cell>
          <table:table-cell office:value-type="string" calcext:value-type="string">
            <text:p><text:s/>162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C0 <text:s/>08 <text:s/>00 <text:s/>08 <text:s/>00 <text:s/>00 <text:s/>91 </text:p>
          </table:table-cell>
          <table:table-cell office:value-type="float" office:value="5450" calcext:value-type="float">
            <text:p>5450</text:p>
          </table:table-cell>
          <table:table-cell table:formula="of:=HEX2DEC(TRIM([.B55]))" office:value-type="float" office:value="371376294" calcext:value-type="float">
            <text:p>371376294</text:p>
          </table:table-cell>
          <table:table-cell/>
          <table:table-cell table:formula="of:=DEC2HEX(MOD(HEX2DEC(MID(TRIM([.B55]);1;2));16))" office:value-type="string" office:string-value="6" calcext:value-type="string">
            <text:p>6</text:p>
          </table:table-cell>
          <table:table-cell table:formula="of:=DEC2HEX(INT(HEX2DEC(MID(TRIM([.B55]);3;2))/4);2)" office:value-type="string" office:string-value="08" calcext:value-type="string">
            <text:p>08</text:p>
          </table:table-cell>
          <table:table-cell table:formula="of:=DEC2BIN(MOD(HEX2DEC(MID([.B55];5;1));4);2)" office:value-type="string" office:string-value="10" calcext:value-type="string">
            <text:p>10</text:p>
          </table:table-cell>
          <table:table-cell table:formula="of:=COM.MICROSOFT.IFS([.J55]=&quot;01&quot;;&quot;CMD&quot;;[.J55]=&quot;00&quot;;&quot;REQ&quot;;[.J55]=&quot;10&quot;;&quot;EVT&quot;;[.J55]=&quot;11&quot;;&quot;ACK&quot;)" office:value-type="string" office:string-value="EVT" calcext:value-type="string">
            <text:p>EVT</text:p>
          </table:table-cell>
          <table:table-cell table:formula="of:=MID(TRIM([.B55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402686e+00</text:p>
          </table:table-cell>
          <table:table-cell office:value-type="string" calcext:value-type="string">
            <text:p><text:s/>1816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8 <text:s/>00 <text:s/>00 <text:s/>01 <text:s/>00 <text:s/>00 <text:s/>00 <text:s/>00 </text:p>
          </table:table-cell>
          <table:table-cell office:value-type="float" office:value="4184" calcext:value-type="float">
            <text:p>4184</text:p>
          </table:table-cell>
          <table:table-cell table:formula="of:=HEX2DEC(TRIM([.B56]))" office:value-type="float" office:value="404144294" calcext:value-type="float">
            <text:p>404144294</text:p>
          </table:table-cell>
          <table:table-cell/>
          <table:table-cell table:formula="of:=DEC2HEX(MOD(HEX2DEC(MID(TRIM([.B56]);1;2));16))" office:value-type="string" office:string-value="8" calcext:value-type="string">
            <text:p>8</text:p>
          </table:table-cell>
          <table:table-cell table:formula="of:=DEC2HEX(INT(HEX2DEC(MID(TRIM([.B56]);3;2))/4);2)" office:value-type="string" office:string-value="05" calcext:value-type="string">
            <text:p>05</text:p>
          </table:table-cell>
          <table:table-cell table:formula="of:=DEC2BIN(MOD(HEX2DEC(MID([.B56];5;1));4);2)" office:value-type="string" office:string-value="10" calcext:value-type="string">
            <text:p>10</text:p>
          </table:table-cell>
          <table:table-cell table:formula="of:=COM.MICROSOFT.IFS([.J56]=&quot;01&quot;;&quot;CMD&quot;;[.J56]=&quot;00&quot;;&quot;REQ&quot;;[.J56]=&quot;10&quot;;&quot;EVT&quot;;[.J56]=&quot;11&quot;;&quot;ACK&quot;)" office:value-type="string" office:string-value="EVT" calcext:value-type="string">
            <text:p>EVT</text:p>
          </table:table-cell>
          <table:table-cell table:formula="of:=MID(TRIM([.B56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426750e+00</text:p>
          </table:table-cell>
          <table:table-cell office:value-type="string" calcext:value-type="string">
            <text:p><text:s/>1241C3E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8 <text:s/>00 <text:s/>01 <text:s/>00 </text:p>
          </table:table-cell>
          <table:table-cell office:value-type="string" calcext:value-type="string">
            <text:p><text:s/>7AF</text:p>
          </table:table-cell>
          <table:table-cell table:formula="of:=HEX2DEC(TRIM([.B57]))" office:value-type="float" office:value="306299880" calcext:value-type="float">
            <text:p>306299880</text:p>
          </table:table-cell>
          <table:table-cell/>
          <table:table-cell table:formula="of:=DEC2HEX(MOD(HEX2DEC(MID(TRIM([.B57]);1;2));16))" office:value-type="string" office:string-value="2" calcext:value-type="string">
            <text:p>2</text:p>
          </table:table-cell>
          <table:table-cell table:formula="of:=DEC2HEX(INT(HEX2DEC(MID(TRIM([.B57]);3;2))/4);2)" office:value-type="string" office:string-value="10" calcext:value-type="string">
            <text:p>10</text:p>
          </table:table-cell>
          <table:table-cell table:formula="of:=DEC2BIN(MOD(HEX2DEC(MID([.B57];5;1));4);2)" office:value-type="string" office:string-value="01" calcext:value-type="string">
            <text:p>01</text:p>
          </table:table-cell>
          <table:table-cell table:formula="of:=COM.MICROSOFT.IFS([.J57]=&quot;01&quot;;&quot;CMD&quot;;[.J57]=&quot;00&quot;;&quot;REQ&quot;;[.J57]=&quot;10&quot;;&quot;EVT&quot;;[.J57]=&quot;11&quot;;&quot;ACK&quot;)" office:value-type="string" office:string-value="CMD" calcext:value-type="string">
            <text:p>CMD</text:p>
          </table:table-cell>
          <table:table-cell table:formula="of:=MID(TRIM([.B57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1.427608e+00</text:p>
          </table:table-cell>
          <table:table-cell office:value-type="string" calcext:value-type="string">
            <text:p><text:s/>1621C3E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C0 <text:s/>08 <text:s/>00 <text:s/>08 <text:s/>00 <text:s/>00 <text:s/>00 </text:p>
          </table:table-cell>
          <table:table-cell office:value-type="string" calcext:value-type="string">
            <text:p><text:s/>4C31</text:p>
          </table:table-cell>
          <table:table-cell table:formula="of:=HEX2DEC(TRIM([.B58]))" office:value-type="float" office:value="371311592" calcext:value-type="float">
            <text:p>371311592</text:p>
          </table:table-cell>
          <table:table-cell/>
          <table:table-cell table:formula="of:=DEC2HEX(MOD(HEX2DEC(MID(TRIM([.B58]);1;2));16))" office:value-type="string" office:string-value="6" calcext:value-type="string">
            <text:p>6</text:p>
          </table:table-cell>
          <table:table-cell table:formula="of:=DEC2HEX(INT(HEX2DEC(MID(TRIM([.B58]);3;2))/4);2)" office:value-type="string" office:string-value="08" calcext:value-type="string">
            <text:p>08</text:p>
          </table:table-cell>
          <table:table-cell table:formula="of:=DEC2BIN(MOD(HEX2DEC(MID([.B58];5;1));4);2)" office:value-type="string" office:string-value="01" calcext:value-type="string">
            <text:p>01</text:p>
          </table:table-cell>
          <table:table-cell table:formula="of:=COM.MICROSOFT.IFS([.J58]=&quot;01&quot;;&quot;CMD&quot;;[.J58]=&quot;00&quot;;&quot;REQ&quot;;[.J58]=&quot;10&quot;;&quot;EVT&quot;;[.J58]=&quot;11&quot;;&quot;ACK&quot;)" office:value-type="string" office:string-value="CMD" calcext:value-type="string">
            <text:p>CMD</text:p>
          </table:table-cell>
          <table:table-cell table:formula="of:=MID(TRIM([.B58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1.428752e+00</text:p>
          </table:table-cell>
          <table:table-cell office:value-type="string" calcext:value-type="string">
            <text:p><text:s/>181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8 <text:s/>00 <text:s/>00 <text:s/>00 <text:s/>00 <text:s/>00 <text:s/>00 <text:s/>00 </text:p>
          </table:table-cell>
          <table:table-cell office:value-type="string" calcext:value-type="string">
            <text:p><text:s/>7AB</text:p>
          </table:table-cell>
          <table:table-cell table:formula="of:=HEX2DEC(TRIM([.B59]))" office:value-type="float" office:value="403882150" calcext:value-type="float">
            <text:p>403882150</text:p>
          </table:table-cell>
          <table:table-cell/>
          <table:table-cell table:formula="of:=DEC2HEX(MOD(HEX2DEC(MID(TRIM([.B59]);1;2));16))" office:value-type="string" office:string-value="8" calcext:value-type="string">
            <text:p>8</text:p>
          </table:table-cell>
          <table:table-cell table:formula="of:=DEC2HEX(INT(HEX2DEC(MID(TRIM([.B59]);3;2))/4);2)" office:value-type="string" office:string-value="04" calcext:value-type="string">
            <text:p>04</text:p>
          </table:table-cell>
          <table:table-cell table:formula="of:=DEC2BIN(MOD(HEX2DEC(MID([.B59];5;1));4);2)" office:value-type="string" office:string-value="10" calcext:value-type="string">
            <text:p>10</text:p>
          </table:table-cell>
          <table:table-cell table:formula="of:=COM.MICROSOFT.IFS([.J59]=&quot;01&quot;;&quot;CMD&quot;;[.J59]=&quot;00&quot;;&quot;REQ&quot;;[.J59]=&quot;10&quot;;&quot;EVT&quot;;[.J59]=&quot;11&quot;;&quot;ACK&quot;)" office:value-type="string" office:string-value="EVT" calcext:value-type="string">
            <text:p>EVT</text:p>
          </table:table-cell>
          <table:table-cell table:formula="of:=MID(TRIM([.B59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429920e+00</text:p>
          </table:table-cell>
          <table:table-cell office:value-type="string" calcext:value-type="string">
            <text:p><text:s/>160B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8 <text:s/>C3 <text:s/>08 <text:s/>00 <text:s/>00 <text:s/>00 <text:s/>10 <text:s/>00 </text:p>
          </table:table-cell>
          <table:table-cell office:value-type="float" office:value="3667" calcext:value-type="float">
            <text:p>3667</text:p>
          </table:table-cell>
          <table:table-cell table:formula="of:=HEX2DEC(TRIM([.B60]))" office:value-type="float" office:value="369868966" calcext:value-type="float">
            <text:p>369868966</text:p>
          </table:table-cell>
          <table:table-cell/>
          <table:table-cell table:formula="of:=DEC2HEX(MOD(HEX2DEC(MID(TRIM([.B60]);1;2));16))" office:value-type="string" office:string-value="6" calcext:value-type="string">
            <text:p>6</text:p>
          </table:table-cell>
          <table:table-cell table:formula="of:=DEC2HEX(INT(HEX2DEC(MID(TRIM([.B60]);3;2))/4);2)" office:value-type="string" office:string-value="02" calcext:value-type="string">
            <text:p>02</text:p>
          </table:table-cell>
          <table:table-cell table:formula="of:=DEC2BIN(MOD(HEX2DEC(MID([.B60];5;1));4);2)" office:value-type="string" office:string-value="11" calcext:value-type="string">
            <text:p>11</text:p>
          </table:table-cell>
          <table:table-cell table:formula="of:=COM.MICROSOFT.IFS([.J60]=&quot;01&quot;;&quot;CMD&quot;;[.J60]=&quot;00&quot;;&quot;REQ&quot;;[.J60]=&quot;10&quot;;&quot;EVT&quot;;[.J60]=&quot;11&quot;;&quot;ACK&quot;)" office:value-type="string" office:string-value="ACK" calcext:value-type="string">
            <text:p>ACK</text:p>
          </table:table-cell>
          <table:table-cell table:formula="of:=MID(TRIM([.B60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484256e+00</text:p>
          </table:table-cell>
          <table:table-cell office:value-type="string" calcext:value-type="string">
            <text:p><text:s/>1816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8 <text:s/>00 <text:s/>00 <text:s/>03 <text:s/>00 <text:s/>00 <text:s/>00 <text:s/>00 </text:p>
          </table:table-cell>
          <table:table-cell office:value-type="string" calcext:value-type="string">
            <text:p><text:s/>4BCD</text:p>
          </table:table-cell>
          <table:table-cell table:formula="of:=HEX2DEC(TRIM([.B61]))" office:value-type="float" office:value="404144294" calcext:value-type="float">
            <text:p>404144294</text:p>
          </table:table-cell>
          <table:table-cell/>
          <table:table-cell table:formula="of:=DEC2HEX(MOD(HEX2DEC(MID(TRIM([.B61]);1;2));16))" office:value-type="string" office:string-value="8" calcext:value-type="string">
            <text:p>8</text:p>
          </table:table-cell>
          <table:table-cell table:formula="of:=DEC2HEX(INT(HEX2DEC(MID(TRIM([.B61]);3;2))/4);2)" office:value-type="string" office:string-value="05" calcext:value-type="string">
            <text:p>05</text:p>
          </table:table-cell>
          <table:table-cell table:formula="of:=DEC2BIN(MOD(HEX2DEC(MID([.B61];5;1));4);2)" office:value-type="string" office:string-value="10" calcext:value-type="string">
            <text:p>10</text:p>
          </table:table-cell>
          <table:table-cell table:formula="of:=COM.MICROSOFT.IFS([.J61]=&quot;01&quot;;&quot;CMD&quot;;[.J61]=&quot;00&quot;;&quot;REQ&quot;;[.J61]=&quot;10&quot;;&quot;EVT&quot;;[.J61]=&quot;11&quot;;&quot;ACK&quot;)" office:value-type="string" office:string-value="EVT" calcext:value-type="string">
            <text:p>EVT</text:p>
          </table:table-cell>
          <table:table-cell table:formula="of:=MID(TRIM([.B61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538624e+00</text:p>
          </table:table-cell>
          <table:table-cell office:value-type="string" calcext:value-type="string">
            <text:p><text:s/>162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C0 <text:s/>08 <text:s/>00 <text:s/>08 <text:s/>00 <text:s/>00 <text:s/>91 </text:p>
          </table:table-cell>
          <table:table-cell office:value-type="float" office:value="5450" calcext:value-type="float">
            <text:p>5450</text:p>
          </table:table-cell>
          <table:table-cell table:formula="of:=HEX2DEC(TRIM([.B62]))" office:value-type="float" office:value="371376294" calcext:value-type="float">
            <text:p>371376294</text:p>
          </table:table-cell>
          <table:table-cell/>
          <table:table-cell table:formula="of:=DEC2HEX(MOD(HEX2DEC(MID(TRIM([.B62]);1;2));16))" office:value-type="string" office:string-value="6" calcext:value-type="string">
            <text:p>6</text:p>
          </table:table-cell>
          <table:table-cell table:formula="of:=DEC2HEX(INT(HEX2DEC(MID(TRIM([.B62]);3;2))/4);2)" office:value-type="string" office:string-value="08" calcext:value-type="string">
            <text:p>08</text:p>
          </table:table-cell>
          <table:table-cell table:formula="of:=DEC2BIN(MOD(HEX2DEC(MID([.B62];5;1));4);2)" office:value-type="string" office:string-value="10" calcext:value-type="string">
            <text:p>10</text:p>
          </table:table-cell>
          <table:table-cell table:formula="of:=COM.MICROSOFT.IFS([.J62]=&quot;01&quot;;&quot;CMD&quot;;[.J62]=&quot;00&quot;;&quot;REQ&quot;;[.J62]=&quot;10&quot;;&quot;EVT&quot;;[.J62]=&quot;11&quot;;&quot;ACK&quot;)" office:value-type="string" office:string-value="EVT" calcext:value-type="string">
            <text:p>EVT</text:p>
          </table:table-cell>
          <table:table-cell table:formula="of:=MID(TRIM([.B62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580150e+00</text:p>
          </table:table-cell>
          <table:table-cell office:value-type="string" calcext:value-type="string">
            <text:p><text:s/>1A0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78 <text:s/>DF <text:s/>10 <text:s/>00 <text:s/>01 <text:s/>00 <text:s/>00 </text:p>
          </table:table-cell>
          <table:table-cell office:value-type="string" calcext:value-type="string">
            <text:p><text:s/>C82</text:p>
          </table:table-cell>
          <table:table-cell table:formula="of:=HEX2DEC(TRIM([.B63]))" office:value-type="float" office:value="436388006" calcext:value-type="float">
            <text:p>436388006</text:p>
          </table:table-cell>
          <table:table-cell/>
          <table:table-cell table:formula="of:=DEC2HEX(MOD(HEX2DEC(MID(TRIM([.B63]);1;2));16))" office:value-type="string" office:string-value="A" calcext:value-type="string">
            <text:p>A</text:p>
          </table:table-cell>
          <table:table-cell table:formula="of:=DEC2HEX(INT(HEX2DEC(MID(TRIM([.B63]);3;2))/4);2)" office:value-type="string" office:string-value="00" calcext:value-type="string">
            <text:p>00</text:p>
          </table:table-cell>
          <table:table-cell table:formula="of:=DEC2BIN(MOD(HEX2DEC(MID([.B63];5;1));4);2)" office:value-type="string" office:string-value="10" calcext:value-type="string">
            <text:p>10</text:p>
          </table:table-cell>
          <table:table-cell table:formula="of:=COM.MICROSOFT.IFS([.J63]=&quot;01&quot;;&quot;CMD&quot;;[.J63]=&quot;00&quot;;&quot;REQ&quot;;[.J63]=&quot;10&quot;;&quot;EVT&quot;;[.J63]=&quot;11&quot;;&quot;ACK&quot;)" office:value-type="string" office:string-value="EVT" calcext:value-type="string">
            <text:p>EVT</text:p>
          </table:table-cell>
          <table:table-cell table:formula="of:=MID(TRIM([.B63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599750e+00</text:p>
          </table:table-cell>
          <table:table-cell office:value-type="string" calcext:value-type="string">
            <text:p><text:s/>1241C3E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8 <text:s/>00 <text:s/>01 <text:s/>00 </text:p>
          </table:table-cell>
          <table:table-cell office:value-type="string" calcext:value-type="string">
            <text:p><text:s/>7AF</text:p>
          </table:table-cell>
          <table:table-cell table:formula="of:=HEX2DEC(TRIM([.B64]))" office:value-type="float" office:value="306299880" calcext:value-type="float">
            <text:p>306299880</text:p>
          </table:table-cell>
          <table:table-cell/>
          <table:table-cell table:formula="of:=DEC2HEX(MOD(HEX2DEC(MID(TRIM([.B64]);1;2));16))" office:value-type="string" office:string-value="2" calcext:value-type="string">
            <text:p>2</text:p>
          </table:table-cell>
          <table:table-cell table:formula="of:=DEC2HEX(INT(HEX2DEC(MID(TRIM([.B64]);3;2))/4);2)" office:value-type="string" office:string-value="10" calcext:value-type="string">
            <text:p>10</text:p>
          </table:table-cell>
          <table:table-cell table:formula="of:=DEC2BIN(MOD(HEX2DEC(MID([.B64];5;1));4);2)" office:value-type="string" office:string-value="01" calcext:value-type="string">
            <text:p>01</text:p>
          </table:table-cell>
          <table:table-cell table:formula="of:=COM.MICROSOFT.IFS([.J64]=&quot;01&quot;;&quot;CMD&quot;;[.J64]=&quot;00&quot;;&quot;REQ&quot;;[.J64]=&quot;10&quot;;&quot;EVT&quot;;[.J64]=&quot;11&quot;;&quot;ACK&quot;)" office:value-type="string" office:string-value="CMD" calcext:value-type="string">
            <text:p>CMD</text:p>
          </table:table-cell>
          <table:table-cell table:formula="of:=MID(TRIM([.B64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1.600608e+00</text:p>
          </table:table-cell>
          <table:table-cell office:value-type="string" calcext:value-type="string">
            <text:p><text:s/>1621C3E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C0 <text:s/>08 <text:s/>00 <text:s/>07 <text:s/>00 <text:s/>00 <text:s/>00 </text:p>
          </table:table-cell>
          <table:table-cell office:value-type="float" office:value="2680" calcext:value-type="float">
            <text:p>2680</text:p>
          </table:table-cell>
          <table:table-cell table:formula="of:=HEX2DEC(TRIM([.B65]))" office:value-type="float" office:value="371311592" calcext:value-type="float">
            <text:p>371311592</text:p>
          </table:table-cell>
          <table:table-cell/>
          <table:table-cell table:formula="of:=DEC2HEX(MOD(HEX2DEC(MID(TRIM([.B65]);1;2));16))" office:value-type="string" office:string-value="6" calcext:value-type="string">
            <text:p>6</text:p>
          </table:table-cell>
          <table:table-cell table:formula="of:=DEC2HEX(INT(HEX2DEC(MID(TRIM([.B65]);3;2))/4);2)" office:value-type="string" office:string-value="08" calcext:value-type="string">
            <text:p>08</text:p>
          </table:table-cell>
          <table:table-cell table:formula="of:=DEC2BIN(MOD(HEX2DEC(MID([.B65];5;1));4);2)" office:value-type="string" office:string-value="01" calcext:value-type="string">
            <text:p>01</text:p>
          </table:table-cell>
          <table:table-cell table:formula="of:=COM.MICROSOFT.IFS([.J65]=&quot;01&quot;;&quot;CMD&quot;;[.J65]=&quot;00&quot;;&quot;REQ&quot;;[.J65]=&quot;10&quot;;&quot;EVT&quot;;[.J65]=&quot;11&quot;;&quot;ACK&quot;)" office:value-type="string" office:string-value="CMD" calcext:value-type="string">
            <text:p>CMD</text:p>
          </table:table-cell>
          <table:table-cell table:formula="of:=MID(TRIM([.B65]);5;4)" office:value-type="string" office:string-value="C3E8" calcext:value-type="string">
            <text:p>C3E8</text:p>
          </table:table-cell>
          <table:table-cell/>
        </table:table-row>
        <table:table-row table:style-name="ro1">
          <table:table-cell table:style-name="ce3" office:value-type="string" calcext:value-type="string">
            <text:p>1.601760e+00</text:p>
          </table:table-cell>
          <table:table-cell office:value-type="string" calcext:value-type="string">
            <text:p><text:s/>181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8 <text:s/>00 <text:s/>00 <text:s/>00 <text:s/>00 <text:s/>00 <text:s/>00 <text:s/>00 </text:p>
          </table:table-cell>
          <table:table-cell office:value-type="string" calcext:value-type="string">
            <text:p><text:s/>7AB</text:p>
          </table:table-cell>
          <table:table-cell table:formula="of:=HEX2DEC(TRIM([.B66]))" office:value-type="float" office:value="403882150" calcext:value-type="float">
            <text:p>403882150</text:p>
          </table:table-cell>
          <table:table-cell/>
          <table:table-cell table:formula="of:=DEC2HEX(MOD(HEX2DEC(MID(TRIM([.B66]);1;2));16))" office:value-type="string" office:string-value="8" calcext:value-type="string">
            <text:p>8</text:p>
          </table:table-cell>
          <table:table-cell table:formula="of:=DEC2HEX(INT(HEX2DEC(MID(TRIM([.B66]);3;2))/4);2)" office:value-type="string" office:string-value="04" calcext:value-type="string">
            <text:p>04</text:p>
          </table:table-cell>
          <table:table-cell table:formula="of:=DEC2BIN(MOD(HEX2DEC(MID([.B66];5;1));4);2)" office:value-type="string" office:string-value="10" calcext:value-type="string">
            <text:p>10</text:p>
          </table:table-cell>
          <table:table-cell table:formula="of:=COM.MICROSOFT.IFS([.J66]=&quot;01&quot;;&quot;CMD&quot;;[.J66]=&quot;00&quot;;&quot;REQ&quot;;[.J66]=&quot;10&quot;;&quot;EVT&quot;;[.J66]=&quot;11&quot;;&quot;ACK&quot;)" office:value-type="string" office:string-value="EVT" calcext:value-type="string">
            <text:p>EVT</text:p>
          </table:table-cell>
          <table:table-cell table:formula="of:=MID(TRIM([.B66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602930e+00</text:p>
          </table:table-cell>
          <table:table-cell office:value-type="string" calcext:value-type="string">
            <text:p><text:s/>160B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8 <text:s/>C3 <text:s/>07 <text:s/>00 <text:s/>00 <text:s/>00 <text:s/>10 <text:s/>00 </text:p>
          </table:table-cell>
          <table:table-cell office:value-type="string" calcext:value-type="string">
            <text:p><text:s/>585A</text:p>
          </table:table-cell>
          <table:table-cell table:formula="of:=HEX2DEC(TRIM([.B67]))" office:value-type="float" office:value="369868966" calcext:value-type="float">
            <text:p>369868966</text:p>
          </table:table-cell>
          <table:table-cell/>
          <table:table-cell table:formula="of:=DEC2HEX(MOD(HEX2DEC(MID(TRIM([.B67]);1;2));16))" office:value-type="string" office:string-value="6" calcext:value-type="string">
            <text:p>6</text:p>
          </table:table-cell>
          <table:table-cell table:formula="of:=DEC2HEX(INT(HEX2DEC(MID(TRIM([.B67]);3;2))/4);2)" office:value-type="string" office:string-value="02" calcext:value-type="string">
            <text:p>02</text:p>
          </table:table-cell>
          <table:table-cell table:formula="of:=DEC2BIN(MOD(HEX2DEC(MID([.B67];5;1));4);2)" office:value-type="string" office:string-value="11" calcext:value-type="string">
            <text:p>11</text:p>
          </table:table-cell>
          <table:table-cell table:formula="of:=COM.MICROSOFT.IFS([.J67]=&quot;01&quot;;&quot;CMD&quot;;[.J67]=&quot;00&quot;;&quot;REQ&quot;;[.J67]=&quot;10&quot;;&quot;EVT&quot;;[.J67]=&quot;11&quot;;&quot;ACK&quot;)" office:value-type="string" office:string-value="ACK" calcext:value-type="string">
            <text:p>ACK</text:p>
          </table:table-cell>
          <table:table-cell table:formula="of:=MID(TRIM([.B67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705776e+00</text:p>
          </table:table-cell>
          <table:table-cell office:value-type="string" calcext:value-type="string">
            <text:p><text:s/>162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6 <text:s/>C0 <text:s/>08 <text:s/>00 <text:s/>07 <text:s/>00 <text:s/>00 <text:s/>25 </text:p>
          </table:table-cell>
          <table:table-cell office:value-type="float" office:value="3284" calcext:value-type="float">
            <text:p>3284</text:p>
          </table:table-cell>
          <table:table-cell table:formula="of:=HEX2DEC(TRIM([.B68]))" office:value-type="float" office:value="371376294" calcext:value-type="float">
            <text:p>371376294</text:p>
          </table:table-cell>
          <table:table-cell/>
          <table:table-cell table:formula="of:=DEC2HEX(MOD(HEX2DEC(MID(TRIM([.B68]);1;2));16))" office:value-type="string" office:string-value="6" calcext:value-type="string">
            <text:p>6</text:p>
          </table:table-cell>
          <table:table-cell table:formula="of:=DEC2HEX(INT(HEX2DEC(MID(TRIM([.B68]);3;2))/4);2)" office:value-type="string" office:string-value="08" calcext:value-type="string">
            <text:p>08</text:p>
          </table:table-cell>
          <table:table-cell table:formula="of:=DEC2BIN(MOD(HEX2DEC(MID([.B68];5;1));4);2)" office:value-type="string" office:string-value="10" calcext:value-type="string">
            <text:p>10</text:p>
          </table:table-cell>
          <table:table-cell table:formula="of:=COM.MICROSOFT.IFS([.J68]=&quot;01&quot;;&quot;CMD&quot;;[.J68]=&quot;00&quot;;&quot;REQ&quot;;[.J68]=&quot;10&quot;;&quot;EVT&quot;;[.J68]=&quot;11&quot;;&quot;ACK&quot;)" office:value-type="string" office:string-value="EVT" calcext:value-type="string">
            <text:p>EVT</text:p>
          </table:table-cell>
          <table:table-cell table:formula="of:=MID(TRIM([.B68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761550e+00</text:p>
          </table:table-cell>
          <table:table-cell office:value-type="string" calcext:value-type="string">
            <text:p><text:s/>1816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3 <text:s/>00 <text:s/>00 <text:s/>03 <text:s/>00 <text:s/>00 <text:s/>00 <text:s/>00 </text:p>
          </table:table-cell>
          <table:table-cell office:value-type="string" calcext:value-type="string">
            <text:p><text:s/>53D2</text:p>
          </table:table-cell>
          <table:table-cell table:formula="of:=HEX2DEC(TRIM([.B69]))" office:value-type="float" office:value="404144294" calcext:value-type="float">
            <text:p>404144294</text:p>
          </table:table-cell>
          <table:table-cell/>
          <table:table-cell table:formula="of:=DEC2HEX(MOD(HEX2DEC(MID(TRIM([.B69]);1;2));16))" office:value-type="string" office:string-value="8" calcext:value-type="string">
            <text:p>8</text:p>
          </table:table-cell>
          <table:table-cell table:formula="of:=DEC2HEX(INT(HEX2DEC(MID(TRIM([.B69]);3;2))/4);2)" office:value-type="string" office:string-value="05" calcext:value-type="string">
            <text:p>05</text:p>
          </table:table-cell>
          <table:table-cell table:formula="of:=DEC2BIN(MOD(HEX2DEC(MID([.B69];5;1));4);2)" office:value-type="string" office:string-value="10" calcext:value-type="string">
            <text:p>10</text:p>
          </table:table-cell>
          <table:table-cell table:formula="of:=COM.MICROSOFT.IFS([.J69]=&quot;01&quot;;&quot;CMD&quot;;[.J69]=&quot;00&quot;;&quot;REQ&quot;;[.J69]=&quot;10&quot;;&quot;EVT&quot;;[.J69]=&quot;11&quot;;&quot;ACK&quot;)" office:value-type="string" office:string-value="EVT" calcext:value-type="string">
            <text:p>EVT</text:p>
          </table:table-cell>
          <table:table-cell table:formula="of:=MID(TRIM([.B69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762704e+00</text:p>
          </table:table-cell>
          <table:table-cell office:value-type="string" calcext:value-type="string">
            <text:p><text:s/>1816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3 <text:s/>00 <text:s/>00 <text:s/>01 <text:s/>00 <text:s/>00 <text:s/>00 <text:s/>00 </text:p>
          </table:table-cell>
          <table:table-cell office:value-type="string" calcext:value-type="string">
            <text:p><text:s/>599B</text:p>
          </table:table-cell>
          <table:table-cell table:formula="of:=HEX2DEC(TRIM([.B70]))" office:value-type="float" office:value="404144294" calcext:value-type="float">
            <text:p>404144294</text:p>
          </table:table-cell>
          <table:table-cell/>
          <table:table-cell table:formula="of:=DEC2HEX(MOD(HEX2DEC(MID(TRIM([.B70]);1;2));16))" office:value-type="string" office:string-value="8" calcext:value-type="string">
            <text:p>8</text:p>
          </table:table-cell>
          <table:table-cell table:formula="of:=DEC2HEX(INT(HEX2DEC(MID(TRIM([.B70]);3;2))/4);2)" office:value-type="string" office:string-value="05" calcext:value-type="string">
            <text:p>05</text:p>
          </table:table-cell>
          <table:table-cell table:formula="of:=DEC2BIN(MOD(HEX2DEC(MID([.B70];5;1));4);2)" office:value-type="string" office:string-value="10" calcext:value-type="string">
            <text:p>10</text:p>
          </table:table-cell>
          <table:table-cell table:formula="of:=COM.MICROSOFT.IFS([.J70]=&quot;01&quot;;&quot;CMD&quot;;[.J70]=&quot;00&quot;;&quot;REQ&quot;;[.J70]=&quot;10&quot;;&quot;EVT&quot;;[.J70]=&quot;11&quot;;&quot;ACK&quot;)" office:value-type="string" office:string-value="EVT" calcext:value-type="string">
            <text:p>EVT</text:p>
          </table:table-cell>
          <table:table-cell table:formula="of:=MID(TRIM([.B70]);5;4)" office:value-type="string" office:string-value="C0A6" calcext:value-type="string">
            <text:p>C0A6</text:p>
          </table:table-cell>
          <table:table-cell/>
        </table:table-row>
        <table:table-row table:style-name="ro1">
          <table:table-cell table:style-name="ce3" office:value-type="string" calcext:value-type="string">
            <text:p>1.774152e+00</text:p>
          </table:table-cell>
          <table:table-cell office:value-type="string" calcext:value-type="string">
            <text:p><text:s/>1802C0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1 <text:s/>00 <text:s/>00 <text:s/>01 <text:s/>08 <text:s/>37 <text:s/>DC <text:s/>00 </text:p>
          </table:table-cell>
          <table:table-cell office:value-type="float" office:value="28000000" calcext:value-type="float">
            <text:p>28000000</text:p>
          </table:table-cell>
          <table:table-cell table:formula="of:=HEX2DEC(TRIM([.B71]))" office:value-type="float" office:value="402833574" calcext:value-type="float">
            <text:p>402833574</text:p>
          </table:table-cell>
          <table:table-cell/>
          <table:table-cell table:formula="of:=DEC2HEX(MOD(HEX2DEC(MID(TRIM([.B71]);1;2));16))" office:value-type="string" office:string-value="8" calcext:value-type="string">
            <text:p>8</text:p>
          </table:table-cell>
          <table:table-cell table:formula="of:=DEC2HEX(INT(HEX2DEC(MID(TRIM([.B71]);3;2))/4);2)" office:value-type="string" office:string-value="00" calcext:value-type="string">
            <text:p>00</text:p>
          </table:table-cell>
          <table:table-cell table:formula="of:=DEC2BIN(MOD(HEX2DEC(MID([.B71];5;1));4);2)" office:value-type="string" office:string-value="10" calcext:value-type="string">
            <text:p>10</text:p>
          </table:table-cell>
          <table:table-cell table:formula="of:=COM.MICROSOFT.IFS([.J71]=&quot;01&quot;;&quot;CMD&quot;;[.J71]=&quot;00&quot;;&quot;REQ&quot;;[.J71]=&quot;10&quot;;&quot;EVT&quot;;[.J71]=&quot;11&quot;;&quot;ACK&quot;)" office:value-type="string" office:string-value="EVT" calcext:value-type="string">
            <text:p>EVT</text:p>
          </table:table-cell>
          <table:table-cell table:formula="of:=MID(TRIM([.B71]);5;4)" office:value-type="string" office:string-value="C0A6" calcext:value-type="string">
            <text:p>C0A6</text:p>
          </table:table-cell>
          <table:table-cell/>
        </table:table-row>
        <table:table-row table:style-name="ro1" table:number-rows-repeated="104850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08" number:title="Benutzerdefiniert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09">
      <number:scientific-number number:decimal-places="3" loext:min-decimal-places="3" number:min-integer-digits="1" number:min-exponent-digits="2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09T15:55:09.913027616</dc:date>
    <meta:editing-duration>PT26M</meta:editing-duration>
    <meta:editing-cycles>3</meta:editing-cycles>
    <meta:generator>LibreOffice/6.3.3.1$Linux_X86_64 LibreOffice_project/30$Build-1</meta:generator>
    <meta:document-statistic meta:table-count="1" meta:cell-count="766" meta:object-count="0"/>
  </office:meta>
</office:document-meta>
</file>